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topic list</text:p>
      <text:p text:style-name="Standard">/aruco_detect/debug</text:p>
      <text:p text:style-name="Standard">/aruco_detect/debug/compressed</text:p>
      <text:p text:style-name="Standard">/aruco_detect/debug/compressed/parameter_descriptions</text:p>
      <text:p text:style-name="Standard">/aruco_detect/debug/compressed/parameter_updates</text:p>
      <text:p text:style-name="Standard">/aruco_detect/markers</text:p>
      <text:p text:style-name="Standard">/aruco_detect/parameter_descriptions</text:p>
      <text:p text:style-name="Standard">/aruco_detect/parameter_updates</text:p>
      <text:p text:style-name="Standard">/aruco_detect/visualization</text:p>
      <text:p text:style-name="Standard">/aruco_map/debug</text:p>
      <text:p text:style-name="Standard">/aruco_map/debug/compressed</text:p>
      <text:p text:style-name="Standard">/aruco_map/debug/compressed/parameter_descriptions</text:p>
      <text:p text:style-name="Standard">/aruco_map/debug/compressed/parameter_updates</text:p>
      <text:p text:style-name="Standard">/aruco_map/image</text:p>
      <text:p text:style-name="Standard">/aruco_map/map</text:p>
      <text:p text:style-name="Standard">/aruco_map/parameter_descriptions</text:p>
      <text:p text:style-name="Standard">/aruco_map/parameter_updates</text:p>
      <text:p text:style-name="Standard">/aruco_map/pose</text:p>
      <text:p text:style-name="Standard">/aruco_map/visualization</text:p>
      <text:p text:style-name="Standard">/client_count</text:p>
      <text:p text:style-name="Standard">/connected_clients</text:p>
      <text:p text:style-name="Standard">/diagnostics</text:p>
      <text:p text:style-name="Standard">/landing_target</text:p>
      <text:p text:style-name="Standard">/led/state</text:p>
      <text:p text:style-name="Standard">/lt_marker</text:p>
      <text:p text:style-name="Standard">/main_camera/camera_info</text:p>
      <text:p text:style-name="Standard">/main_camera/image_raw</text:p>
      <text:p text:style-name="Standard">/main_camera_nodelet_manager/bond</text:p>
      <text:p text:style-name="Standard">/mavlink/from</text:p>
      <text:p text:style-name="Standard">/mavlink/gcs_ip</text:p>
      <text:p text:style-name="Standard">/mavlink/to</text:p>
      <text:p text:style-name="Standard">/mavros/altitude</text:p>
      <text:p text:style-name="Standard">/mavros/battery</text:p>
      <text:p text:style-name="Standard">/mavros/distance_sensor/rangefinder</text:p>
      <text:p text:style-name="Standard">/mavros/estimator_status</text:p>
      <text:p text:style-name="Standard">/mavros/extended_state</text:p>
      <text:p text:style-name="Standard">/mavros/global_position/compass_hdg</text:p>
      <text:p text:style-name="Standard">/mavros/global_position/global</text:p>
      <text:p text:style-name="Standard">/mavros/global_position/gp_lp_offset</text:p>
      <text:p text:style-name="Standard">/mavros/global_position/gp_origin</text:p>
      <text:p text:style-name="Standard">/mavros/global_position/home</text:p>
      <text:p text:style-name="Standard">/mavros/global_position/local</text:p>
      <text:p text:style-name="Standard">/mavros/global_position/raw/fix</text:p>
      <text:p text:style-name="Standard">/mavros/global_position/raw/gps_vel</text:p>
      <text:p text:style-name="Standard">/mavros/global_position/raw/satellites</text:p>
      <text:p text:style-name="Standard">/mavros/global_position/rel_alt</text:p>
      <text:p text:style-name="Standard">/mavros/global_position/set_gp_origin</text:p>
      <text:p text:style-name="Standard">/mavros/imu/data</text:p>
      <text:p text:style-name="Standard">/mavros/imu/data_raw</text:p>
      <text:p text:style-name="Standard">/mavros/imu/diff_pressure</text:p>
      <text:p text:style-name="Standard">/mavros/imu/mag</text:p>
      <text:p text:style-name="Standard">/mavros/imu/static_pressure</text:p>
      <text:p text:style-name="Standard"><text:soft-page-break/>/mavros/imu/temperature_baro</text:p>
      <text:p text:style-name="Standard">/mavros/imu/temperature_imu</text:p>
      <text:p text:style-name="Standard">/mavros/local_position/accel</text:p>
      <text:p text:style-name="Standard">/mavros/local_position/odom</text:p>
      <text:p text:style-name="Standard">/mavros/local_position/pose</text:p>
      <text:p text:style-name="Standard">/mavros/local_position/pose_cov</text:p>
      <text:p text:style-name="Standard">/mavros/local_position/velocity_body</text:p>
      <text:p text:style-name="Standard">/mavros/local_position/velocity_body_cov</text:p>
      <text:p text:style-name="Standard">/mavros/local_position/velocity_local</text:p>
      <text:p text:style-name="Standard">/mavros/manual_control/control</text:p>
      <text:p text:style-name="Standard">/mavros/manual_control/send</text:p>
      <text:p text:style-name="Standard">/mavros/param/param_value</text:p>
      <text:p text:style-name="Standard">/mavros/px4flow/ground_distance</text:p>
      <text:p text:style-name="Standard">/mavros/px4flow/raw/optical_flow_rad</text:p>
      <text:p text:style-name="Standard">/mavros/px4flow/raw/send</text:p>
      <text:p text:style-name="Standard">/mavros/px4flow/temperature</text:p>
      <text:p text:style-name="Standard">/mavros/rc/in</text:p>
      <text:p text:style-name="Standard">/mavros/rc/out</text:p>
      <text:p text:style-name="Standard">/mavros/rc/override</text:p>
      <text:p text:style-name="Standard">/mavros/setpoint_attitude/attitude</text:p>
      <text:p text:style-name="Standard">/mavros/setpoint_attitude/cmd_vel</text:p>
      <text:p text:style-name="Standard">/mavros/setpoint_attitude/thrust</text:p>
      <text:p text:style-name="Standard">/mavros/setpoint_position/global</text:p>
      <text:p text:style-name="Standard">/mavros/setpoint_position/global_to_local</text:p>
      <text:p text:style-name="Standard">/mavros/setpoint_position/local</text:p>
      <text:p text:style-name="Standard">/mavros/setpoint_raw/attitude</text:p>
      <text:p text:style-name="Standard">/mavros/setpoint_raw/global</text:p>
      <text:p text:style-name="Standard">/mavros/setpoint_raw/local</text:p>
      <text:p text:style-name="Standard">/mavros/setpoint_raw/target_attitude</text:p>
      <text:p text:style-name="Standard">/mavros/setpoint_raw/target_global</text:p>
      <text:p text:style-name="Standard">/mavros/setpoint_raw/target_local</text:p>
      <text:p text:style-name="Standard">/mavros/setpoint_velocity/cmd_vel</text:p>
      <text:p text:style-name="Standard">/mavros/setpoint_velocity/cmd_vel_unstamped</text:p>
      <text:p text:style-name="Standard">/mavros/state</text:p>
      <text:p text:style-name="Standard">/mavros/statustext/recv</text:p>
      <text:p text:style-name="Standard">/mavros/statustext/send</text:p>
      <text:p text:style-name="Standard">/mavros/time_reference</text:p>
      <text:p text:style-name="Standard">/mavros/timesync_status</text:p>
      <text:p text:style-name="Standard">/mavros/vision_pose/pose</text:p>
      <text:p text:style-name="Standard">/mavros/vision_pose/pose_cov</text:p>
      <text:p text:style-name="Standard">/optical_flow/angular_velocity</text:p>
      <text:p text:style-name="Standard">/optical_flow/debug</text:p>
      <text:p text:style-name="Standard">/optical_flow/debug/compressed</text:p>
      <text:p text:style-name="Standard">/optical_flow/debug/compressed/parameter_descriptions</text:p>
      <text:p text:style-name="Standard">/optical_flow/debug/compressed/parameter_updates</text:p>
      <text:p text:style-name="Standard">/optical_flow/parameter_descriptions</text:p>
      <text:p text:style-name="Standard">/optical_flow/parameter_updates</text:p>
      <text:p text:style-name="Standard">/optical_flow/shift</text:p>
      <text:p text:style-name="Standard">/rangefinder/range</text:p>
      <text:p text:style-name="Standard">/rosout</text:p>
      <text:p text:style-name="Standard">/rosout_agg</text:p>
      <text:p text:style-name="Standard">/simple_offboard/state</text:p>
      <text:p text:style-name="Standard"><text:soft-page-break/>/tf</text:p>
      <text:p text:style-name="Standard">/tf2_web_republisher/cancel</text:p>
      <text:p text:style-name="Standard">/tf2_web_republisher/feedback</text:p>
      <text:p text:style-name="Standard">/tf2_web_republisher/goal</text:p>
      <text:p text:style-name="Standard">/tf2_web_republisher/result</text:p>
      <text:p text:style-name="Standard">/tf2_web_republisher/status</text:p>
      <text:p text:style-name="Standard">/tf_static</text:p>
      <text:p text:style-name="Standard">/track_markers</text:p>
      <text:p text:style-name="Standard">/vehicle_marker</text:p>
      <text:p text:style-name="Standard">/vpe_publisher/pose</text:p>
      <text:p text:style-name="Standard">/vpe_publisher/pose_cov</text:p>
      <text:p text:style-name="Standard">/wp_markers</text:p>
      <text:p text:style-name="Standard"/>
      <text:p text:style-name="Standard"/>
      <text:p text:style-name="Standard"/>
      <text:p text:style-name="Standard">rostopic echo /mavros/altitude</text:p>
      <text:p text:style-name="Standard">header: </text:p>
      <text:p text:style-name="Standard"><text:s text:c="2"/>seq: 5358</text:p>
      <text:p text:style-name="Standard"><text:s text:c="2"/>stamp: </text:p>
      <text:p text:style-name="Standard"><text:s text:c="4"/>secs: 1741977499</text:p>
      <text:p text:style-name="Standard"><text:s text:c="4"/>nsecs: 646481952</text:p>
      <text:p text:style-name="Standard"><text:s text:c="2"/>frame_id: "map"</text:p>
      <text:p text:style-name="Standard">monotonic: 116.99134063720703</text:p>
      <text:p text:style-name="Standard">amsl: 116.99134063720703</text:p>
      <text:p text:style-name="Standard">local: 0.19018127024173737</text:p>
      <text:p text:style-name="Standard">relative: 0.19018127024173737</text:p>
      <text:p text:style-name="Standard">terrain: 0.0002769678831100464</text:p>
      <text:p text:style-name="Standard">bottom_clearance: 0.18990430235862732</text:p>
      <text:p text:style-name="Standard"/>
      <text:p text:style-name="Standard"/>
      <text:p text:style-name="Standard">rostopic echo /mavros/local_position/odom</text:p>
      <text:p text:style-name="Standard">header: </text:p>
      <text:p text:style-name="Standard"><text:s text:c="2"/>seq: 28311</text:p>
      <text:p text:style-name="Standard"><text:s text:c="2"/>stamp: </text:p>
      <text:p text:style-name="Standard"><text:s text:c="4"/>secs: 1741977907</text:p>
      <text:p text:style-name="Standard"><text:s text:c="4"/>nsecs: 519104768</text:p>
      <text:p text:style-name="Standard"><text:s text:c="2"/>frame_id: "map"</text:p>
      <text:p text:style-name="Standard">child_frame_id: "base_link"</text:p>
      <text:p text:style-name="Standard">pose: </text:p>
      <text:p text:style-name="Standard"><text:s text:c="2"/>pose: </text:p>
      <text:p text:style-name="Standard"><text:s text:c="4"/>position: </text:p>
      <text:p text:style-name="Standard"><text:s text:c="6"/>x: 0.10516268759965897</text:p>
      <text:p text:style-name="Standard"><text:s text:c="6"/>y: 0.4911814033985138</text:p>
      <text:p text:style-name="Standard"><text:s text:c="6"/>z: 0.20069405436515808</text:p>
      <text:p text:style-name="Standard"><text:s text:c="4"/>orientation: </text:p>
      <text:p text:style-name="Standard"><text:s text:c="6"/>x: -0.01719106269505438</text:p>
      <text:p text:style-name="Standard"><text:s text:c="6"/>y: -0.007794010570688553</text:p>
      <text:p text:style-name="Standard"><text:s text:c="6"/>z: -0.35944889176297756</text:p>
      <text:p text:style-name="Standard"><text:s text:c="6"/>w: -0.9329739339925514</text:p>
      <text:p text:style-name="Standard"><text:s text:c="2"/>covariance: [0.0, 0.0, 0.0, 0.0, 0.0, 0.0, 0.0, 0.0, 0.0, 0.0, 0.0, 0.0, 0.0, 0.0, 0.0, 0.0, 0.0, 0.0, 0.0, 0.0, 0.0, 0.0, 0.0, 0.0, 0.0, 0.0, 0.0, 0.0, 0.0, 0.0, 0.0, 0.0, 0.0, 0.0, 0.0, 0.0]</text:p>
      <text:p text:style-name="Standard">twist: </text:p>
      <text:p text:style-name="Standard"><text:soft-page-break/><text:s text:c="2"/>twist: </text:p>
      <text:p text:style-name="Standard"><text:s text:c="4"/>linear: </text:p>
      <text:p text:style-name="Standard"><text:s text:c="6"/>x: 0.001522472508718164</text:p>
      <text:p text:style-name="Standard"><text:s text:c="6"/>y: -0.0006682202367710333</text:p>
      <text:p text:style-name="Standard"><text:s text:c="6"/>z: 0.002772671083529261</text:p>
      <text:p text:style-name="Standard"><text:s text:c="4"/>angular: </text:p>
      <text:p text:style-name="Standard"><text:s text:c="6"/>x: 0.0004588939482346177</text:p>
      <text:p text:style-name="Standard"><text:s text:c="6"/>y: 3.085681237280379e-05</text:p>
      <text:p text:style-name="Standard"><text:s text:c="6"/>z: 0.0008559023262932897</text:p>
      <text:p text:style-name="Standard"><text:s text:c="2"/>covariance: [0.0, 0.0, 0.0, 0.0, 0.0, 0.0, 0.0, 0.0, 0.0, 0.0, 0.0, 0.0, 0.0, 0.0, 0.0, 0.0, 0.0, 0.0, 0.0, 0.0, 0.0, 0.0, 0.0, 0.0, 0.0, 0.0, 0.0, 0.0, 0.0, 0.0, 0.0, 0.0, 0.0, 0.0, 0.0, 0.0]</text:p>
      <text:p text:style-name="Standard"/>
      <text:p text:style-name="Standard">rostopic echo /mavros/distance_sensor/rangefinder</text:p>
      <text:p text:style-name="Standard">header: </text:p>
      <text:p text:style-name="Standard"><text:s text:c="2"/>seq: 131128</text:p>
      <text:p text:style-name="Standard"><text:s text:c="2"/>stamp: </text:p>
      <text:p text:style-name="Standard"><text:s text:c="4"/>secs: 1741978156</text:p>
      <text:p text:style-name="Standard"><text:s text:c="4"/>nsecs: 535807680</text:p>
      <text:p text:style-name="Standard"><text:s text:c="2"/>frame_id: "rangefinder"</text:p>
      <text:p text:style-name="Standard">radiation_type: 1</text:p>
      <text:p text:style-name="Standard">field_of_view: 0.5</text:p>
      <text:p text:style-name="Standard">min_range: 0.019999999552965164</text:p>
      <text:p text:style-name="Standard">max_range: 8.0</text:p>
      <text:p text:style-name="Standard">range: 0.1899999976158142</text:p>
      <text:p text:style-name="Standard"/>
      <text:p text:style-name="Standard"/>
      <text:p text:style-name="Standard"/>
      <text:p text:style-name="Standard"/>
      <text:p text:style-name="Standard">rostopic echo /mavros/estimator_status</text:p>
      <text:p text:style-name="Standard">header: </text:p>
      <text:p text:style-name="Standard"><text:s text:c="2"/>seq: 1254</text:p>
      <text:p text:style-name="Standard"><text:s text:c="2"/>stamp: </text:p>
      <text:p text:style-name="Standard"><text:s text:c="4"/>secs: 1741978218</text:p>
      <text:p text:style-name="Standard"><text:s text:c="4"/>nsecs: 596242240</text:p>
      <text:p text:style-name="Standard"><text:s text:c="2"/>frame_id: ''</text:p>
      <text:p text:style-name="Standard">attitude_status_flag: True</text:p>
      <text:p text:style-name="Standard">velocity_horiz_status_flag: True</text:p>
      <text:p text:style-name="Standard">velocity_vert_status_flag: True</text:p>
      <text:p text:style-name="Standard">pos_horiz_rel_status_flag: True</text:p>
      <text:p text:style-name="Standard">pos_horiz_abs_status_flag: False</text:p>
      <text:p text:style-name="Standard">pos_vert_abs_status_flag: True</text:p>
      <text:p text:style-name="Standard">pos_vert_agl_status_flag: True</text:p>
      <text:p text:style-name="Standard">const_pos_mode_status_flag: False</text:p>
      <text:p text:style-name="Standard">pred_pos_horiz_rel_status_flag: True</text:p>
      <text:p text:style-name="Standard">pred_pos_horiz_abs_status_flag: False</text:p>
      <text:p text:style-name="Standard">gps_glitch_status_flag: False</text:p>
      <text:p text:style-name="Standard">accel_error_status_flag: Fals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ostopic echo /mavros/extended_state</text:p>
      <text:p text:style-name="Standard">header: </text:p>
      <text:p text:style-name="Standard"><text:s text:c="2"/>seq: 6520</text:p>
      <text:p text:style-name="Standard"><text:s text:c="2"/>stamp: </text:p>
      <text:p text:style-name="Standard"><text:s text:c="4"/>secs: 1741978267</text:p>
      <text:p text:style-name="Standard"><text:s text:c="4"/>nsecs: 990795636</text:p>
      <text:p text:style-name="Standard"><text:s text:c="2"/>frame_id: ''</text:p>
      <text:p text:style-name="Standard">vtol_state: 0</text:p>
      <text:p text:style-name="Standard">landed_state: 1</text:p>
      <text:p text:style-name="Standard"/>
      <text:p text:style-name="Standard"/>
      <text:p text:style-name="Standard"/>
      <text:p text:style-name="Standard"/>
      <text:p text:style-name="Standard"/>
      <text:p text:style-name="Standard">rostopic echo /mavros/imu/data</text:p>
      <text:p text:style-name="Standard">header: </text:p>
      <text:p text:style-name="Standard"><text:s text:c="2"/>seq: 70928</text:p>
      <text:p text:style-name="Standard"><text:s text:c="2"/>stamp: </text:p>
      <text:p text:style-name="Standard"><text:s text:c="4"/>secs: 1741978382</text:p>
      <text:p text:style-name="Standard"><text:s text:c="4"/>nsecs: 353946624</text:p>
      <text:p text:style-name="Standard"><text:s text:c="2"/>frame_id: "base_link"</text:p>
      <text:p text:style-name="Standard">orientation: </text:p>
      <text:p text:style-name="Standard"><text:s text:c="2"/>x: -0.017516543708313282</text:p>
      <text:p text:style-name="Standard"><text:s text:c="2"/>y: -0.007040004109373168</text:p>
      <text:p text:style-name="Standard"><text:s text:c="2"/>z: -0.3195279447624893</text:p>
      <text:p text:style-name="Standard"><text:s text:c="2"/>w: -0.9473887883860046</text:p>
      <text:p text:style-name="Standard">orientation_covariance: [1.0, 0.0, 0.0, 0.0, 1.0, 0.0, 0.0, 0.0, 1.0]</text:p>
      <text:p text:style-name="Standard">angular_velocity: </text:p>
      <text:p text:style-name="Standard"><text:s text:c="2"/>x: 0.0009693745523691177</text:p>
      <text:p text:style-name="Standard"><text:s text:c="2"/>y: -0.0004294090904295444</text:p>
      <text:p text:style-name="Standard"><text:s text:c="2"/>z: 0.000261690904153511</text:p>
      <text:p text:style-name="Standard">angular_velocity_covariance: [1.2184696791468346e-07, 0.0, 0.0, 0.0, 1.2184696791468346e-07, 0.0, 0.0, 0.0, 1.2184696791468346e-07]</text:p>
      <text:p text:style-name="Standard">linear_acceleration: </text:p>
      <text:p text:style-name="Standard"><text:s text:c="2"/>x: -0.027258295565843582</text:p>
      <text:p text:style-name="Standard"><text:s text:c="2"/>y: 0.3913770616054547</text:p>
      <text:p text:style-name="Standard"><text:s text:c="2"/>z: 9.802647590637207</text:p>
      <text:p text:style-name="Standard">linear_acceleration_covariance: [8.999999999999999e-08, 0.0, 0.0, 0.0, 8.999999999999999e-08, 0.0, 0.0, 0.0, 8.999999999999999e-08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ostopic echo /mavros/local_position/pose</text:p>
      <text:p text:style-name="Standard">header: </text:p>
      <text:p text:style-name="Standard"><text:s text:c="2"/>seq: 46622</text:p>
      <text:p text:style-name="Standard"><text:s text:c="2"/>stamp: </text:p>
      <text:p text:style-name="Standard"><text:s text:c="4"/>secs: 1741978517</text:p>
      <text:p text:style-name="Standard"><text:s text:c="4"/>nsecs: 913640704</text:p>
      <text:p text:style-name="Standard"><text:s text:c="2"/>frame_id: "map"</text:p>
      <text:p text:style-name="Standard"><text:soft-page-break/>pose: </text:p>
      <text:p text:style-name="Standard"><text:s text:c="2"/>position: </text:p>
      <text:p text:style-name="Standard"><text:s text:c="4"/>x: 0.33143481612205505</text:p>
      <text:p text:style-name="Standard"><text:s text:c="4"/>y: 0.8356342911720276</text:p>
      <text:p text:style-name="Standard"><text:s text:c="4"/>z: 0.20049704611301422</text:p>
      <text:p text:style-name="Standard"><text:s text:c="2"/>orientation: </text:p>
      <text:p text:style-name="Standard"><text:s text:c="4"/>x: -0.017498572028690436</text:p>
      <text:p text:style-name="Standard"><text:s text:c="4"/>y: -0.006948151638488756</text:p>
      <text:p text:style-name="Standard"><text:s text:c="4"/>z: -0.3149157519096695</text:p>
      <text:p text:style-name="Standard"><text:s text:c="4"/>w: -0.9489329435483225</text:p>
      <text:p text:style-name="Standard"/>
      <text:p text:style-name="Standard"/>
      <text:p text:style-name="Standard"/>
      <text:p text:style-name="Standard"/>
      <text:p text:style-name="Standard">$ rostopic echo /mavros/local_position/velocity_body</text:p>
      <text:p text:style-name="Standard">header: </text:p>
      <text:p text:style-name="Standard"><text:s text:c="2"/>seq: 49105</text:p>
      <text:p text:style-name="Standard"><text:s text:c="2"/>stamp: </text:p>
      <text:p text:style-name="Standard"><text:s text:c="4"/>secs: 1741978600</text:p>
      <text:p text:style-name="Standard"><text:s text:c="4"/>nsecs: 686347264</text:p>
      <text:p text:style-name="Standard"><text:s text:c="2"/>frame_id: "base_link"</text:p>
      <text:p text:style-name="Standard">twist: </text:p>
      <text:p text:style-name="Standard"><text:s text:c="2"/>linear: </text:p>
      <text:p text:style-name="Standard"><text:s text:c="4"/>x: 0.002340217759994416</text:p>
      <text:p text:style-name="Standard"><text:s text:c="4"/>y: -0.000829068779877487</text:p>
      <text:p text:style-name="Standard"><text:s text:c="4"/>z: 0.005139236250506693</text:p>
      <text:p text:style-name="Standard"><text:s text:c="2"/>angular: </text:p>
      <text:p text:style-name="Standard"><text:s text:c="4"/>x: 0.0007461697678081691</text:p>
      <text:p text:style-name="Standard"><text:s text:c="4"/>y: 0.00033956672996282556</text:p>
      <text:p text:style-name="Standard"><text:s text:c="4"/>z: -0.0016404683701694012</text:p>
      <text:p text:style-name="Standard"/>
      <text:p text:style-name="Standard"/>
      <text:p text:style-name="Standard"/>
      <text:p text:style-name="Standard"/>
      <text:p text:style-name="Standard"/>
      <text:p text:style-name="Standard">rostopic echo /mavros/local_position/velocity_local</text:p>
      <text:p text:style-name="Standard">header: </text:p>
      <text:p text:style-name="Standard"><text:s text:c="2"/>seq: 52411</text:p>
      <text:p text:style-name="Standard"><text:s text:c="2"/>stamp: </text:p>
      <text:p text:style-name="Standard"><text:s text:c="4"/>secs: 1741978710</text:p>
      <text:p text:style-name="Standard"><text:s text:c="4"/>nsecs: 895619264</text:p>
      <text:p text:style-name="Standard"><text:s text:c="2"/>frame_id: "base_link"</text:p>
      <text:p text:style-name="Standard">twist: </text:p>
      <text:p text:style-name="Standard"><text:s text:c="2"/>linear: </text:p>
      <text:p text:style-name="Standard"><text:s text:c="4"/>x: -0.00018793785420712084</text:p>
      <text:p text:style-name="Standard"><text:s text:c="4"/>y: 0.0016649378230795264</text:p>
      <text:p text:style-name="Standard"><text:s text:c="4"/>z: 0.003935010638087988</text:p>
      <text:p text:style-name="Standard"><text:s text:c="2"/>angular: </text:p>
      <text:p text:style-name="Standard"><text:s text:c="4"/>x: -0.0012033980153723293</text:p>
      <text:p text:style-name="Standard"><text:s text:c="4"/>y: 0.0006679970602342387</text:p>
      <text:p text:style-name="Standard"><text:s text:c="4"/>z: 0.00033729273421209465</text:p>
      <text:p text:style-name="Standard"/>
      <text:p text:style-name="Standard"><text:soft-page-break/></text:p>
      <text:p text:style-name="Standard">rostopic echo /mavros/px4flow/ground_distance</text:p>
      <text:p text:style-name="Standard">header: </text:p>
      <text:p text:style-name="Standard"><text:s text:c="2"/>seq: 207556</text:p>
      <text:p text:style-name="Standard"><text:s text:c="2"/>stamp: </text:p>
      <text:p text:style-name="Standard"><text:s text:c="4"/>secs: 1741978851</text:p>
      <text:p text:style-name="Standard"><text:s text:c="4"/>nsecs: 695195976</text:p>
      <text:p text:style-name="Standard"><text:s text:c="2"/>frame_id: "px4flow"</text:p>
      <text:p text:style-name="Standard">radiation_type: 0</text:p>
      <text:p text:style-name="Standard">field_of_view: 0.1186823919415474</text:p>
      <text:p text:style-name="Standard">min_range: 0.30000001192092896</text:p>
      <text:p text:style-name="Standard">max_range: 5.0</text:p>
      <text:p text:style-name="Standard">range: -1.0</text:p>
      <text:p text:style-name="Standard"/>
      <text:p text:style-name="Standard"/>
      <text:p text:style-name="Standard"/>
      <text:p text:style-name="Standard">rostopic echo /mavros/px4flow/raw/optical_flow_rad</text:p>
      <text:p text:style-name="Standard">header: </text:p>
      <text:p text:style-name="Standard"><text:s text:c="2"/>seq: 214639</text:p>
      <text:p text:style-name="Standard"><text:s text:c="2"/>stamp: </text:p>
      <text:p text:style-name="Standard"><text:s text:c="4"/>secs: 1741978916</text:p>
      <text:p text:style-name="Standard"><text:s text:c="4"/>nsecs: 118982448</text:p>
      <text:p text:style-name="Standard"><text:s text:c="2"/>frame_id: "px4flow"</text:p>
      <text:p text:style-name="Standard">integration_time_us: 10000</text:p>
      <text:p text:style-name="Standard">integrated_x: -0.0021299999207258224</text:p>
      <text:p text:style-name="Standard">integrated_y: 0.0</text:p>
      <text:p text:style-name="Standard">integrated_xgyro: nan</text:p>
      <text:p text:style-name="Standard">integrated_ygyro: nan</text:p>
      <text:p text:style-name="Standard">integrated_zgyro: nan</text:p>
      <text:p text:style-name="Standard">temperature: 0</text:p>
      <text:p text:style-name="Standard">quality: 103</text:p>
      <text:p text:style-name="Standard">time_delta_distance_us: 10000</text:p>
      <text:p text:style-name="Standard">distance: -1.0</text:p>
      <text:p text:style-name="Standard">---</text:p>
      <text:p text:style-name="Standard">header: </text:p>
      <text:p text:style-name="Standard"><text:s text:c="2"/>seq: 214640</text:p>
      <text:p text:style-name="Standard"><text:s text:c="2"/>stamp: </text:p>
      <text:p text:style-name="Standard"><text:s text:c="4"/>secs: 1741978906</text:p>
      <text:p text:style-name="Standard"><text:s text:c="4"/>nsecs: 525495448</text:p>
      <text:p text:style-name="Standard"><text:s text:c="2"/>frame_id: "px4flow"</text:p>
      <text:p text:style-name="Standard">integration_time_us: 20000</text:p>
      <text:p text:style-name="Standard">integrated_x: -0.0021299999207258224</text:p>
      <text:p text:style-name="Standard">integrated_y: 0.0</text:p>
      <text:p text:style-name="Standard">integrated_xgyro: 1.919007445394527e-05</text:p>
      <text:p text:style-name="Standard">integrated_ygyro: 9.38711964408867e-05</text:p>
      <text:p text:style-name="Standard">integrated_zgyro: 4.537882432487095e-06</text:p>
      <text:p text:style-name="Standard">temperature: 0</text:p>
      <text:p text:style-name="Standard">quality: 103</text:p>
      <text:p text:style-name="Standard">time_delta_distance_us: 0</text:p>
      <text:p text:style-name="Standard">distance: 0.19999998807907104</text:p>
      <text:p text:style-name="Standard"/>
      <text:p text:style-name="Standard"/>
      <text:p text:style-name="P1"><text:soft-page-break/></text:p>
      <text:p text:style-name="Standard">/main_camera/image_raw</text:p>
      <text:p text:style-name="Standard"/>
      <text:p text:style-name="Standard">rostopic info /mavros/px4flow/raw/optical_flow_rad</text:p>
      <text:p text:style-name="Standard">Type: mavros_msgs/OpticalFlowRad</text:p>
      <text:p text:style-name="Standard"/>
      <text:p text:style-name="Standard">Publishers: </text:p>
      <text:p text:style-name="Standard"><text:s/>* /mavros (http://clover-5265.local:37363/)</text:p>
      <text:p text:style-name="Standard"/>
      <text:p text:style-name="Standard">Subscribers: None</text:p>
      <text:p text:style-name="Standard"/>
      <text:p text:style-name="Standard"/>
      <text:p text:style-name="Standard">pi@clover-5265:~/UAV_ROS_CORE_20242_test $ rostopic hz /mavros/px4flow/raw/optical_flow_rad</text:p>
      <text:p text:style-name="Standard">subscribed to [/mavros/px4flow/raw/optical_flow_rad]</text:p>
      <text:p text:style-name="Standard">average rate: 110.729</text:p>
      <text:p text:style-name="Standard"><text:tab/>min: 0.000s max: 0.013s std dev: 0.00282s window: 110</text:p>
      <text:p text:style-name="Standard"/>
      <text:p text:style-name="Standard"/>
      <text:p text:style-name="Standard">rostopic hz /mavros/local_position/odom</text:p>
      <text:p text:style-name="Standard">subscribed to [/mavros/local_position/odom]</text:p>
      <text:p text:style-name="Standard">average rate: 29.144</text:p>
      <text:p text:style-name="Standard"><text:tab/>min: 0.000s max: 0.050s std dev: 0.01758s window: 29</text:p>
      <text:p text:style-name="Standard"/>
      <text:p text:style-name="Standard"/>
      <text:p text:style-name="Standard">rostopic info /mavros/local_position/odom</text:p>
      <text:p text:style-name="Standard">Type: nav_msgs/Odometry</text:p>
      <text:p text:style-name="Standard"/>
      <text:p text:style-name="Standard">Publishers: </text:p>
      <text:p text:style-name="Standard"><text:s/>* /mavros (http://clover-5265.local:37363/)</text:p>
      <text:p text:style-name="Standard"/>
      <text:p text:style-name="Standard">Subscribers: None</text:p>
      <text:p text:style-name="Standard"/>
      <text:p text:style-name="Standard"/>
      <text:p text:style-name="Standard">rostopic info /mavros/local_position/pose</text:p>
      <text:p text:style-name="Standard">Type: geometry_msgs/PoseStamped</text:p>
      <text:p text:style-name="Standard"/>
      <text:p text:style-name="Standard">Publishers: </text:p>
      <text:p text:style-name="Standard"><text:s/>* /mavros (http://clover-5265.local:37363/)</text:p>
      <text:p text:style-name="Standard"/>
      <text:p text:style-name="Standard">Subscribers: </text:p>
      <text:p text:style-name="Standard"><text:s/>* /visualization (http://clover-5265.local:37695/)</text:p>
      <text:p text:style-name="Standard"><text:s/>* /mavros (http://clover-5265.local:37363/)</text:p>
      <text:p text:style-name="Standard"><text:s/>* /vpe_publisher (http://clover-5265.local:38261/)</text:p>
      <text:p text:style-name="Standard"><text:s/>* /simple_offboard (http://clover-5265.local:32817/)</text:p>
      <text:p text:style-name="Standard"/>
      <text:p text:style-name="Standard"/>
      <text:p text:style-name="Standard">rostopic hz /mavros/local_position/pose</text:p>
      <text:p text:style-name="Standard">subscribed to [/mavros/local_position/pose]</text:p>
      <text:p text:style-name="Standard">average rate: 29.939</text:p>
      <text:p text:style-name="Standard"><text:tab/>min: 0.031s max: 0.036s std dev: 0.00123s window: 30</text:p>
      <text:p text:style-name="Standard">average rate: 29.988</text:p>
      <text:p text:style-name="Standard"><text:soft-page-break/><text:tab/>min: 0.031s max: 0.036s std dev: 0.00110s window: 60</text:p>
      <text:p text:style-name="Standard"/>
      <text:p text:style-name="Standard"/>
      <text:p text:style-name="Standard">rostopic hz /mavros/imu/data</text:p>
      <text:p text:style-name="Standard">subscribed to [/mavros/imu/data]</text:p>
      <text:p text:style-name="Standard">average rate: 50.003</text:p>
      <text:p text:style-name="Standard"><text:tab/>min: 0.016s max: 0.022s std dev: 0.00150s window: 50</text:p>
      <text:p text:style-name="Standard"/>
      <text:p text:style-name="Standard">rostopic info /mavros/imu/data</text:p>
      <text:p text:style-name="Standard">Type: sensor_msgs/Imu</text:p>
      <text:p text:style-name="Standard"/>
      <text:p text:style-name="Standard">Publishers: </text:p>
      <text:p text:style-name="Standard"><text:s/>* /mavros (http://clover-5265.local:37363/)</text:p>
      <text:p text:style-name="Standard"/>
      <text:p text:style-name="Standard">Subscribers: N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rostopic hz /aruco_map/pose</text:p>
      <text:p text:style-name="Standard">subscribed to [/aruco_map/pose]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average rate: 41.442</text:p>
      <text:p text:style-name="Standard"><text:tab/>min: 0.017s max: 0.030s std dev: 0.00391s window: 8</text:p>
      <text:p text:style-name="Standard">average rate: 35.715</text:p>
      <text:p text:style-name="Standard"><text:tab/>min: 0.013s max: 0.067s std dev: 0.01084s window: 42</text:p>
      <text:p text:style-name="Standard"/>
      <text:p text:style-name="Standard"/>
      <text:p text:style-name="Standard"/>
      <text:p text:style-name="Standard">rostopic info /aruco_map/pose</text:p>
      <text:p text:style-name="Standard">Type: geometry_msgs/PoseWithCovarianceStamped</text:p>
      <text:p text:style-name="Standard"/>
      <text:p text:style-name="Standard">Publishers: </text:p>
      <text:p text:style-name="Standard"><text:s/>* /main_camera_nodelet_manager (http://clover-5265.local:39033/)</text:p>
      <text:p text:style-name="Standard"/>
      <text:p text:style-name="Standard">Subscribers: None</text:p>
      <text:p text:style-name="Standard"/>
      <text:p text:style-name="Standard"/>
      <text:p text:style-name="Standard"/>
      <text:p text:style-name="Standard"/>
      <text:p text:style-name="Standard"/>
      <text:p text:style-name="Standard">rostopic hz /aruco_detect/markers</text:p>
      <text:p text:style-name="Standard">subscribed to [/aruco_detect/markers]</text:p>
      <text:p text:style-name="Standard">average rate: 40.013</text:p>
      <text:p text:style-name="Standard"><text:tab/>min: 0.019s max: 0.030s std dev: 0.00279s window: 40</text:p>
      <text:p text:style-name="Standard"><text:soft-page-break/>average rate: 40.029</text:p>
      <text:p text:style-name="Standard"><text:tab/>min: 0.019s max: 0.030s std dev: 0.00287s window: 80</text:p>
      <text:p text:style-name="Standard"/>
      <text:p text:style-name="Standard"/>
      <text:p text:style-name="Standard"/>
      <text:p text:style-name="Standard"/>
      <text:p text:style-name="Standard">rostopic info /aruco_detect/markers</text:p>
      <text:p text:style-name="Standard">Type: aruco_pose/MarkerArray</text:p>
      <text:p text:style-name="Standard"/>
      <text:p text:style-name="Standard">Publishers: </text:p>
      <text:p text:style-name="Standard"><text:s/>* /main_camera_nodelet_manager (http://clover-5265.local:39033/)</text:p>
      <text:p text:style-name="Standard"/>
      <text:p text:style-name="Standard">Subscribers: </text:p>
      <text:p text:style-name="Standard"><text:s/>* /main_camera_nodelet_manager (http://clover-5265.local:39033/)</text:p>
      <text:p text:style-name="Standard"/>
      <text:p text:style-name="Standard"/>
      <text:p text:style-name="Standard"/>
      <text:p text:style-name="Standard"/>
      <text:p text:style-name="Standard">rostopic info /mavros/distance_sensor/rangefinder</text:p>
      <text:p text:style-name="Standard">Type: sensor_msgs/Range</text:p>
      <text:p text:style-name="Standard"/>
      <text:p text:style-name="Standard">Publishers: </text:p>
      <text:p text:style-name="Standard"><text:s/>* /mavros (http://clover-5265.local:37363/)</text:p>
      <text:p text:style-name="Standard"/>
      <text:p text:style-name="Standard">Subscribers: None</text:p>
      <text:p text:style-name="Standard"/>
      <text:p text:style-name="Standard"/>
      <text:p text:style-name="Standard"/>
      <text:p text:style-name="Standard">rostopic hz /mavros/distance_sensor/rangefinder</text:p>
      <text:p text:style-name="Standard">subscribed to [/mavros/distance_sensor/rangefinder]</text:p>
      <text:p text:style-name="Standard">average rate: 110.694</text:p>
      <text:p text:style-name="Standard"><text:tab/>min: 0.000s max: 0.013s std dev: 0.00286s window: 110</text:p>
      <text:p text:style-name="Standard"/>
      <text:p text:style-name="Standard"/>
      <text:p text:style-name="Standard">rostopic hz /mavros/vision_pose/pose</text:p>
      <text:p text:style-name="Standard">subscribed to [/mavros/vision_pose/pose]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no new messages</text:p>
      <text:p text:style-name="Standard">^Cno new messages</text:p>
      <text:p text:style-name="Standard">pi@clover-5265:~/UAV_ROS_CORE_20242_test $ rostopic info /mavros/vision_pose/pose</text:p>
      <text:p text:style-name="Standard">Type: geometry_msgs/PoseStamped</text:p>
      <text:p text:style-name="Standard"/>
      <text:p text:style-name="Standard">Publishers: </text:p>
      <text:p text:style-name="Standard"><text:s/>* /vpe_publisher (http://clover-5265.local:38261/)</text:p>
      <text:p text:style-name="Standard"/>
      <text:p text:style-name="Standard"><text:soft-page-break/>Subscribers: </text:p>
      <text:p text:style-name="Standard"><text:s/>* /mavros (http://clover-5265.local:37363/)</text:p>
      <text:p text:style-name="Standard">* /main_camera_nodelet_manager (<text:a xlink:type="simple" xlink:href="http://clover-5265.local:39033/" text:style-name="Internet_20_link" text:visited-style-name="Visited_20_Internet_20_Link">http://clover-5265.local:39033/</text:a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launch&gt;</text:p>
      <text:p text:style-name="Standard"><text:s text:c="4"/>&lt;arg name="aruco_detect" default="true"/&gt;</text:p>
      <text:p text:style-name="Standard"><text:s text:c="4"/>&lt;arg name="aruco_map" default="true"/&gt;</text:p>
      <text:p text:style-name="Standard"><text:s text:c="4"/>&lt;arg name="aruco_vpe" default="false"/&gt;</text:p>
      <text:p text:style-name="Standard"><text:s text:c="4"/>&lt;arg name="placement" default="floor"/&gt; &lt;!-- markers placement: floor, ceiling, unknown --&gt;</text:p>
      <text:p text:style-name="Standard"><text:s text:c="4"/>&lt;arg name="length" default="0.17"/&gt; &lt;!-- not-in-map markers length, m --&gt;</text:p>
      <text:p text:style-name="Standard"><text:s text:c="4"/>&lt;arg name="map" default="cmit.txt"/&gt; &lt;!-- markers map file name --&gt;</text:p>
      <text:p text:style-name="Standard"/>
      <text:p text:style-name="Standard"><text:s text:c="4"/>&lt;!-- For additional help go to https://clover.coex.tech/aruco --&gt;</text:p>
      <text:p text:style-name="Standard"/>
      <text:p text:style-name="Standard"><text:s text:c="4"/>&lt;arg name="force_init" default="false"/&gt;</text:p>
      <text:p text:style-name="Standard"><text:s text:c="4"/>&lt;arg name="disable" default="false"/&gt; &lt;!-- only force init --&gt;</text:p>
      <text:p text:style-name="Standard"/>
      <text:p text:style-name="Standard"><text:s text:c="4"/>&lt;!-- aruco_detect: detect aruco markers, estimate poses --&gt;</text:p>
      <text:p text:style-name="Standard"><text:s text:c="4"/>&lt;node name="aruco_detect" pkg="nodelet" if="$(eval aruco_detect and not disable)" type="nodelet" args="load aruco_pose/aruco_detect main_camera_nodelet_manager" output="screen" clear_params="true" respawn="true"&gt;</text:p>
      <text:p text:style-name="Standard"><text:s text:c="8"/>&lt;remap from="image_raw" to="main_camera/image_raw"/&gt;</text:p>
      <text:p text:style-name="Standard"><text:s text:c="8"/>&lt;remap from="camera_info" to="main_camera/camera_info"/&gt;</text:p>
      <text:p text:style-name="Standard"><text:s text:c="8"/>&lt;remap from="map_markers" to="aruco_map/map"/&gt;</text:p>
      <text:p text:style-name="Standard"><text:s text:c="8"/>&lt;param name="estimate_poses" value="true"/&gt;</text:p>
      <text:p text:style-name="Standard"><text:s text:c="8"/>&lt;param name="send_tf" value="true"/&gt;</text:p>
      <text:p text:style-name="Standard"><text:s text:c="8"/>&lt;param name="use_map_markers" value="true"/&gt;</text:p>
      <text:p text:style-name="Standard"><text:s text:c="8"/>&lt;param name="known_vertical" value="map" if="$(eval placement == 'floor' or placement == 'ceiling')"/&gt;</text:p>
      <text:p text:style-name="Standard"><text:s text:c="8"/>&lt;param name="flip_vertical" value="true" if="$(eval placement == 'ceiling')"/&gt;</text:p>
      <text:p text:style-name="Standard"><text:s text:c="8"/>&lt;param name="length" value="$(arg length)"/&gt;</text:p>
      <text:p text:style-name="Standard"><text:s text:c="8"/>&lt;param name="transform_timeout" value="0.1"/&gt;</text:p>
      <text:p text:style-name="Standard"><text:s text:c="8"/>&lt;!-- aruco detector parameters --&gt;</text:p>
      <text:p text:style-name="Standard"><text:s text:c="8"/>&lt;param name="cornerRefinementMethod" value="2"/&gt; &lt;!-- contour refinement --&gt;</text:p>
      <text:p text:style-name="Standard"><text:s text:c="8"/>&lt;param name="minMarkerPerimeterRate" value="0.075"/&gt; &lt;!-- 0.075 for 320x240, 0.0375 for 640x480 --&gt;</text:p>
      <text:p text:style-name="Standard"><text:s text:c="8"/>&lt;!-- length override example: --&gt;</text:p>
      <text:p text:style-name="Standard"><text:s text:c="8"/>&lt;!-- &lt;param name="length_override/3" value="0.1"/&gt; --&gt;</text:p>
      <text:p text:style-name="Standard"><text:s text:c="4"/>&lt;/node&gt;</text:p>
      <text:p text:style-name="Standard"/>
      <text:p text:style-name="Standard"><text:soft-page-break/><text:s text:c="4"/>&lt;!-- aruco_map: estimate aruco map pose --&gt;</text:p>
      <text:p text:style-name="Standard"><text:s text:c="4"/>&lt;node name="aruco_map" pkg="nodelet" type="nodelet" if="$(eval aruco_map and not disable)" args="load aruco_pose/aruco_map main_camera_nodelet_manager" output="screen" clear_params="true" respawn="true"&gt;</text:p>
      <text:p text:style-name="Standard"><text:s text:c="8"/>&lt;remap from="image_raw" to="main_camera/image_raw"/&gt;</text:p>
      <text:p text:style-name="Standard"><text:s text:c="8"/>&lt;remap from="camera_info" to="main_camera/camera_info"/&gt;</text:p>
      <text:p text:style-name="Standard"><text:s text:c="8"/>&lt;remap from="markers" to="aruco_detect/markers"/&gt;</text:p>
      <text:p text:style-name="Standard"><text:s text:c="8"/>&lt;param name="map" value="$(find aruco_pose)/map/$(arg map)"/&gt;</text:p>
      <text:p text:style-name="Standard"><text:s text:c="8"/>&lt;param name="known_vertical" value="map" if="$(eval placement == 'floor' or placement == 'ceiling')"/&gt;</text:p>
      <text:p text:style-name="Standard"><text:s text:c="8"/>&lt;param name="flip_vertical" value="true" if="$(eval placement == 'ceiling')"/&gt;</text:p>
      <text:p text:style-name="Standard"><text:s text:c="8"/>&lt;param name="image_axis" value="true"/&gt;</text:p>
      <text:p text:style-name="Standard"><text:s text:c="8"/>&lt;param name="frame_id" value="aruco_map_detected" if="$(arg aruco_vpe)"/&gt;</text:p>
      <text:p text:style-name="Standard"><text:s text:c="8"/>&lt;param name="frame_id" value="aruco_map" unless="$(arg aruco_vpe)"/&gt;</text:p>
      <text:p text:style-name="Standard"><text:s text:c="8"/>&lt;param name="markers/frame_id" value="aruco_map"/&gt;</text:p>
      <text:p text:style-name="Standard"><text:s text:c="8"/>&lt;param name="markers/child_frame_id_prefix" value="aruco_"/&gt;</text:p>
      <text:p text:style-name="Standard"><text:s text:c="4"/>&lt;/node&gt;</text:p>
      <text:p text:style-name="Standard"/>
      <text:p text:style-name="Standard"><text:s text:c="4"/>&lt;!-- vpe publisher from aruco markers --&gt;</text:p>
      <text:p text:style-name="Standard"><text:s text:c="4"/>&lt;node name="vpe_publisher" pkg="clover" type="vpe_publisher" if="$(eval aruco_vpe or force_init)" output="screen" clear_params="true"&gt;</text:p>
      <text:p text:style-name="Standard"><text:s text:c="8"/>&lt;remap from="~pose_cov" to="aruco_map/pose" if="$(arg aruco_vpe)"/&gt;</text:p>
      <text:p text:style-name="Standard"><text:s text:c="8"/>&lt;remap from="~vpe" to="mavros/vision_pose/pose"/&gt;</text:p>
      <text:p text:style-name="Standard"><text:s text:c="8"/>&lt;param name="frame_id" value="aruco_map_detected" if="$(arg aruco_vpe)"/&gt;</text:p>
      <text:p text:style-name="Standard"><text:s text:c="8"/>&lt;param name="force_init" value="$(arg force_init)"/&gt;</text:p>
      <text:p text:style-name="Standard"><text:s text:c="8"/>&lt;param name="offset_frame_id" value="aruco_map"/&gt;</text:p>
      <text:p text:style-name="Standard"><text:s text:c="4"/>&lt;/node&gt;</text:p>
      <text:p text:style-name="Standard">&lt;/launch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launch&gt;</text:p>
      <text:p text:style-name="Standard"><text:s text:c="4"/>&lt;arg name="fcu_conn" default="usb"/&gt; &lt;!-- options: usb, uart, tcp, udp, sitl, hitl --&gt;</text:p>
      <text:p text:style-name="Standard"><text:s text:c="4"/>&lt;arg name="fcu_ip" default="127.0.0.1"/&gt;</text:p>
      <text:p text:style-name="Standard"><text:s text:c="4"/>&lt;arg name="fcu_sys_id" default="1"/&gt;</text:p>
      <text:p text:style-name="Standard"><text:s text:c="4"/>&lt;arg name="gcs_bridge" default="tcp"/&gt;</text:p>
      <text:p text:style-name="Standard"><text:s text:c="4"/>&lt;arg name="viz" default="true"/&gt;</text:p>
      <text:p text:style-name="Standard"><text:s text:c="4"/>&lt;arg name="respawn" default="true"/&gt;</text:p>
      <text:p text:style-name="Standard"><text:s text:c="4"/>&lt;arg name="distance_sensor_remap" default="rangefinder/range"/&gt;</text:p>
      <text:p text:style-name="Standard"><text:s text:c="4"/>&lt;arg name="usb_device" default="/dev/px4fmu"/&gt;</text:p>
      <text:p text:style-name="Standard"><text:s text:c="4"/>&lt;arg name="prefix" default="" unless="$(eval fcu_conn == 'usb')"/&gt;</text:p>
      <text:p text:style-name="Standard"><text:soft-page-break/><text:s text:c="4"/>&lt;arg name="prefix" default="rosrun clover waitfile $(arg usb_device)" if="$(eval fcu_conn == 'usb')"/&gt;</text:p>
      <text:p text:style-name="Standard"/>
      <text:p text:style-name="Standard"><text:s text:c="4"/>&lt;node pkg="mavros" type="mavros_node" name="mavros" launch-prefix="$(arg prefix)" required="false" clear_params="true" respawn="$(arg respawn)" unless="$(eval fcu_conn == 'none')" respawn_delay="1" output="screen"&gt;</text:p>
      <text:p text:style-name="Standard"><text:s text:c="8"/>&lt;!-- UART connection --&gt;</text:p>
      <text:p text:style-name="Standard"><text:s text:c="8"/>&lt;param name="fcu_url" value="/dev/ttyAMA0:921600" if="$(eval fcu_conn is None or fcu_conn == 'uart')"/&gt;</text:p>
      <text:p text:style-name="Standard"/>
      <text:p text:style-name="Standard"><text:s text:c="8"/>&lt;!-- USB connection --&gt;</text:p>
      <text:p text:style-name="Standard"><text:s text:c="8"/>&lt;param name="fcu_url" value="$(arg usb_device)" if="$(eval fcu_conn == 'usb')"/&gt;</text:p>
      <text:p text:style-name="Standard"/>
      <text:p text:style-name="Standard"><text:s text:c="8"/>&lt;!-- sitl before PX4 1.9.0 --&gt;</text:p>
      <text:p text:style-name="Standard"><text:s text:c="8"/>&lt;param name="fcu_url" value="udp://@$(arg fcu_ip):14557" if="$(eval fcu_conn == 'udp')"/&gt;</text:p>
      <text:p text:style-name="Standard"/>
      <text:p text:style-name="Standard"><text:s text:c="8"/>&lt;!-- sitl since PX4 1.9.0 --&gt;</text:p>
      <text:p text:style-name="Standard"><text:s text:c="8"/>&lt;param name="fcu_url" value="udp://@$(arg fcu_ip):14580" if="$(eval fcu_conn == 'sitl')"/&gt;</text:p>
      <text:p text:style-name="Standard"/>
      <text:p text:style-name="Standard"><text:s text:c="8"/>&lt;!-- hitl connection (to gazebo_mavlink_interface plugin) --&gt;</text:p>
      <text:p text:style-name="Standard"><text:s text:c="8"/>&lt;param name="fcu_url" value="udp://$(arg fcu_ip):14540@" if="$(eval fcu_conn == 'hitl')"/&gt;</text:p>
      <text:p text:style-name="Standard"/>
      <text:p text:style-name="Standard"><text:s text:c="8"/>&lt;!-- set target_system_id --&gt;</text:p>
      <text:p text:style-name="Standard"><text:s text:c="8"/>&lt;param name="target_system_id" value="$(arg fcu_sys_id)" /&gt;</text:p>
      <text:p text:style-name="Standard"/>
      <text:p text:style-name="Standard"><text:s text:c="8"/>&lt;!-- gcs bridge --&gt;</text:p>
      <text:p text:style-name="Standard"><text:s text:c="8"/>&lt;param name="gcs_url" value="tcp-l://0.0.0.0:5760" if="$(eval gcs_bridge == 'tcp')"/&gt;</text:p>
      <text:p text:style-name="Standard"><text:s text:c="8"/>&lt;param name="gcs_url" value="udp://0.0.0.0:14550@14550" if="$(eval gcs_bridge == 'udp')"/&gt;</text:p>
      <text:p text:style-name="Standard"><text:s text:c="8"/>&lt;param name="gcs_url" value="udp-b://$(env ROS_HOSTNAME):14550@14550" if="$(eval gcs_bridge == 'udp-b')"/&gt;</text:p>
      <text:p text:style-name="Standard"><text:s text:c="8"/>&lt;param name="gcs_url" value="udp-pb://$(env ROS_HOSTNAME):14550@14550" if="$(eval gcs_bridge == 'udp-pb')"/&gt;</text:p>
      <text:p text:style-name="Standard"><text:s text:c="8"/>&lt;param name="gcs_url" value="" if="$(eval not gcs_bridge)"/&gt;</text:p>
      <text:p text:style-name="Standard"><text:s text:c="8"/>&lt;param name="gcs_quiet_mode" value="true"/&gt;</text:p>
      <text:p text:style-name="Standard"><text:s text:c="8"/>&lt;param name="conn/timeout" value="8"/&gt;</text:p>
      <text:p text:style-name="Standard"/>
      <text:p text:style-name="Standard"><text:s text:c="8"/>&lt;!-- basic params --&gt;</text:p>
      <text:p text:style-name="Standard"><text:s text:c="8"/>&lt;rosparam command="load" file="$(find clover)/launch/mavros_config.yaml"/&gt;</text:p>
      <text:p text:style-name="Standard"/>
      <text:p text:style-name="Standard"><text:s text:c="8"/>&lt;!-- remap rangefinder --&gt;</text:p>
      <text:p text:style-name="Standard"><text:s text:c="8"/>&lt;remap from="mavros/distance_sensor/rangefinder_sub" to="$(arg distance_sensor_remap)" if="$(eval bool(distance_sensor_remap))"/&gt;</text:p>
      <text:p text:style-name="Standard"/>
      <text:p text:style-name="Standard"><text:s text:c="8"/>&lt;rosparam param="plugin_whitelist"&gt;</text:p>
      <text:p text:style-name="Standard"><text:s text:c="12"/>- altitude</text:p>
      <text:p text:style-name="Standard"><text:s text:c="12"/>- command</text:p>
      <text:p text:style-name="Standard"><text:s text:c="12"/>- distance_sensor</text:p>
      <text:p text:style-name="Standard"><text:s text:c="12"/>- ftp</text:p>
      <text:p text:style-name="Standard"><text:s text:c="12"/>- global_position</text:p>
      <text:p text:style-name="Standard"><text:s text:c="12"/>- imu</text:p>
      <text:p text:style-name="Standard"><text:soft-page-break/><text:s text:c="12"/>- local_position</text:p>
      <text:p text:style-name="Standard"><text:s text:c="12"/>- manual_control</text:p>
      <text:p text:style-name="Standard"><text:s text:c="12"/># - mocap_pose_estimate</text:p>
      <text:p text:style-name="Standard"><text:s text:c="12"/>- param</text:p>
      <text:p text:style-name="Standard"><text:s text:c="12"/>- px4flow</text:p>
      <text:p text:style-name="Standard"><text:s text:c="12"/>- rc_io</text:p>
      <text:p text:style-name="Standard"><text:s text:c="12"/>- setpoint_attitude</text:p>
      <text:p text:style-name="Standard"><text:s text:c="12"/>- setpoint_position</text:p>
      <text:p text:style-name="Standard"><text:s text:c="12"/>- setpoint_raw</text:p>
      <text:p text:style-name="Standard"><text:s text:c="12"/>- setpoint_velocity</text:p>
      <text:p text:style-name="Standard"><text:s text:c="12"/>- sys_status</text:p>
      <text:p text:style-name="Standard"><text:s text:c="12"/>- sys_time</text:p>
      <text:p text:style-name="Standard"><text:s text:c="12"/>- vision_pose_estimate</text:p>
      <text:p text:style-name="Standard"><text:s text:c="12"/># - vision_speed_estimate</text:p>
      <text:p text:style-name="Standard"><text:s text:c="12"/># - waypoint</text:p>
      <text:p text:style-name="Standard"><text:s text:c="8"/>&lt;/rosparam&gt;</text:p>
      <text:p text:style-name="Standard"><text:s text:c="4"/>&lt;/node&gt;</text:p>
      <text:p text:style-name="Standard"/>
      <text:p text:style-name="Standard"><text:s text:c="4"/>&lt;!-- remapped distance_sensor config --&gt;</text:p>
      <text:p text:style-name="Standard"><text:s text:c="4"/>&lt;rosparam param="$(arg distance_sensor_remap)" if="$(eval bool(distance_sensor_remap))"&gt;</text:p>
      <text:p text:style-name="Standard"><text:s text:c="8"/>subscriber: true</text:p>
      <text:p text:style-name="Standard"><text:s text:c="8"/>id: 1</text:p>
      <text:p text:style-name="Standard"><text:s text:c="8"/>orientation: PITCH_270</text:p>
      <text:p text:style-name="Standard"><text:s text:c="8"/>covariance: 1 <text:s/># cm</text:p>
      <text:p text:style-name="Standard"><text:s text:c="4"/>&lt;/rosparam&gt;</text:p>
      <text:p text:style-name="Standard"/>
      <text:p text:style-name="Standard"><text:s text:c="4"/>&lt;!-- Copter visualization --&gt;</text:p>
      <text:p text:style-name="Standard"><text:s text:c="4"/>&lt;node name="visualization" pkg="mavros_extras" type="visualization" if="$(arg viz)"&gt;</text:p>
      <text:p text:style-name="Standard"><text:s text:c="8"/>&lt;remap to="mavros/local_position/pose" from="local_position"/&gt;</text:p>
      <text:p text:style-name="Standard"><text:s text:c="8"/>&lt;remap to="mavros/setpoint_position/local" from="local_setpoint"/&gt;</text:p>
      <text:p text:style-name="Standard"><text:s text:c="8"/>&lt;param name="fixed_frame_id" value="map"/&gt;</text:p>
      <text:p text:style-name="Standard"><text:s text:c="8"/>&lt;param name="child_frame_id" value="base_link"/&gt;</text:p>
      <text:p text:style-name="Standard"><text:s text:c="8"/>&lt;param name="marker_scale" value="1"/&gt;</text:p>
      <text:p text:style-name="Standard"><text:s text:c="8"/>&lt;param name="max_track_size" value="20"/&gt;</text:p>
      <text:p text:style-name="Standard"><text:s text:c="8"/>&lt;param name="num_rotors" value="4"/&gt;</text:p>
      <text:p text:style-name="Standard"><text:s text:c="4"/>&lt;/node&gt;</text:p>
      <text:p text:style-name="Standard">&lt;/launch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launch&gt;</text:p>
      <text:p text:style-name="Standard"><text:s text:c="4"/>&lt;arg name="fcu_conn" default="usb"/&gt;</text:p>
      <text:p text:style-name="Standard"><text:s text:c="4"/>&lt;arg name="fcu_ip" default="127.0.0.1"/&gt;</text:p>
      <text:p text:style-name="Standard"><text:s text:c="4"/>&lt;arg name="fcu_sys_id" default="1"/&gt;</text:p>
      <text:p text:style-name="Standard"><text:s text:c="4"/>&lt;arg name="gcs_bridge" default="tcp"/&gt;</text:p>
      <text:p text:style-name="Standard"><text:s text:c="4"/>&lt;arg name="web_video_server" default="true"/&gt;</text:p>
      <text:p text:style-name="Standard"><text:s text:c="4"/>&lt;arg name="rosbridge" default="true"/&gt;</text:p>
      <text:p text:style-name="Standard"><text:s text:c="4"/>&lt;arg name="main_camera" default="true"/&gt;</text:p>
      <text:p text:style-name="Standard"><text:s text:c="4"/>&lt;arg name="optical_flow" default="true"/&gt;</text:p>
      <text:p text:style-name="Standard"><text:soft-page-break/><text:s text:c="4"/>&lt;arg name="aruco" default="true"/&gt;</text:p>
      <text:p text:style-name="Standard"><text:s text:c="4"/>&lt;arg name="rangefinder_vl53l1x" default="true"/&gt;</text:p>
      <text:p text:style-name="Standard"><text:s text:c="4"/>&lt;arg name="led" default="true"/&gt;</text:p>
      <text:p text:style-name="Standard"><text:s text:c="4"/>&lt;arg name="blocks" default="false"/&gt;</text:p>
      <text:p text:style-name="Standard"><text:s text:c="4"/>&lt;arg name="rc" default="false"/&gt;</text:p>
      <text:p text:style-name="Standard"><text:s text:c="4"/>&lt;arg name="force_init" default="true"/&gt; &lt;!-- force estimator to init by publishing zero pose --&gt;</text:p>
      <text:p text:style-name="Standard"/>
      <text:p text:style-name="Standard"><text:s text:c="4"/>&lt;arg name="simulator" default="false"/&gt; &lt;!-- flag that we are operating on a simulated drone --&gt;</text:p>
      <text:p text:style-name="Standard"/>
      <text:p text:style-name="Standard"><text:s text:c="4"/>&lt;!-- log formatting --&gt;</text:p>
      <text:p text:style-name="Standard"><text:s text:c="4"/>&lt;env name="ROSCONSOLE_FORMAT" value="[${severity}] [${time}]: ${logger}: ${message}"/&gt;</text:p>
      <text:p text:style-name="Standard"/>
      <text:p text:style-name="Standard"><text:s text:c="4"/>&lt;!-- mavros --&gt;</text:p>
      <text:p text:style-name="Standard"><text:s text:c="4"/>&lt;include file="$(find clover)/launch/mavros.launch"&gt;</text:p>
      <text:p text:style-name="Standard"><text:s text:c="8"/>&lt;arg name="fcu_conn" value="$(arg fcu_conn)"/&gt;</text:p>
      <text:p text:style-name="Standard"><text:s text:c="8"/>&lt;arg name="fcu_ip" value="$(arg fcu_ip)"/&gt;</text:p>
      <text:p text:style-name="Standard"><text:s text:c="8"/>&lt;arg name="fcu_sys_id" value="$(arg fcu_sys_id)"/&gt;</text:p>
      <text:p text:style-name="Standard"><text:s text:c="8"/>&lt;arg name="gcs_bridge" value="$(arg gcs_bridge)"/&gt;</text:p>
      <text:p text:style-name="Standard"><text:s text:c="4"/>&lt;/include&gt;</text:p>
      <text:p text:style-name="Standard"/>
      <text:p text:style-name="Standard"><text:s text:c="4"/>&lt;!-- web video server --&gt;</text:p>
      <text:p text:style-name="Standard"><text:s text:c="4"/>&lt;node name="web_video_server" pkg="web_video_server" type="web_video_server" if="$(arg web_video_server)" required="false" respawn="true" respawn_delay="5"&gt;</text:p>
      <text:p text:style-name="Standard"><text:s text:c="8"/>&lt;param name="default_stream_type" value="ros_compressed"/&gt;</text:p>
      <text:p text:style-name="Standard"><text:s text:c="8"/>&lt;param name="publish_rate" value="1.0"/&gt;</text:p>
      <text:p text:style-name="Standard"><text:s text:c="4"/>&lt;/node&gt;</text:p>
      <text:p text:style-name="Standard"/>
      <text:p text:style-name="Standard"><text:s text:c="4"/>&lt;!-- aruco markers --&gt;</text:p>
      <text:p text:style-name="Standard"><text:s text:c="4"/>&lt;include file="$(find clover)/launch/aruco.launch" if="$(eval aruco or force_init)"&gt;</text:p>
      <text:p text:style-name="Standard"><text:s text:c="8"/>&lt;arg name="force_init" value="$(arg force_init)"/&gt;</text:p>
      <text:p text:style-name="Standard"><text:s text:c="8"/>&lt;arg name="disable" value="$(eval not aruco)"/&gt;</text:p>
      <text:p text:style-name="Standard"><text:s text:c="4"/>&lt;/include&gt;</text:p>
      <text:p text:style-name="Standard"/>
      <text:p text:style-name="Standard"><text:s text:c="4"/>&lt;!-- optical flow --&gt;</text:p>
      <text:p text:style-name="Standard"><text:s text:c="4"/>&lt;node pkg="nodelet" type="nodelet" name="optical_flow" args="load clover/optical_flow main_camera_nodelet_manager" if="$(arg optical_flow)" clear_params="true" output="screen" respawn="true"&gt;</text:p>
      <text:p text:style-name="Standard"><text:s text:c="8"/>&lt;remap from="image_raw" to="main_camera/image_raw"/&gt;</text:p>
      <text:p text:style-name="Standard"><text:s text:c="8"/>&lt;remap from="camera_info" to="main_camera/camera_info"/&gt;</text:p>
      <text:p text:style-name="Standard"><text:s text:c="8"/>&lt;param name="calc_flow_gyro" value="true"/&gt;</text:p>
      <text:p text:style-name="Standard"><text:s text:c="8"/>&lt;param name="roi_rad" value="0.8"/&gt;</text:p>
      <text:p text:style-name="Standard"><text:s text:c="8"/>&lt;param name="disable_on_vpe" value="true"/&gt;</text:p>
      <text:p text:style-name="Standard"><text:s text:c="4"/>&lt;/node&gt;</text:p>
      <text:p text:style-name="Standard"/>
      <text:p text:style-name="Standard"><text:s text:c="4"/>&lt;!-- simplified offboard control --&gt;</text:p>
      <text:p text:style-name="Standard"><text:s text:c="3"/>i &lt;node name="simple_offboard" pkg="clover" type="simple_offboard" output="screen" clear_params="true"&gt;</text:p>
      <text:p text:style-name="Standard"><text:s text:c="8"/>&lt;param name="reference_frames/main_camera_optical" value="map"/&gt;</text:p>
      <text:p text:style-name="Standard"><text:s text:c="8"/>&lt;param name="terrain_frame_mode" value="range"/&gt;</text:p>
      <text:p text:style-name="Standard"><text:s text:c="4"/>&lt;/node&gt;</text:p>
      <text:p text:style-name="Standard"/>
      <text:p text:style-name="Standard"><text:soft-page-break/><text:s text:c="4"/>&lt;!-- main camera --&gt;</text:p>
      <text:p text:style-name="Standard"><text:s text:c="4"/>&lt;include file="$(find clover)/launch/main_camera.launch" if="$(arg main_camera)"&gt;</text:p>
      <text:p text:style-name="Standard"><text:s text:c="8"/>&lt;arg name="simulator" value="$(arg simulator)"/&gt;</text:p>
      <text:p text:style-name="Standard"><text:s text:c="4"/>&lt;/include&gt;</text:p>
      <text:p text:style-name="Standard"/>
      <text:p text:style-name="Standard"><text:s text:c="4"/>&lt;!-- rosbridge --&gt;</text:p>
      <text:p text:style-name="Standard"><text:s text:c="4"/>&lt;include file="$(find rosbridge_server)/launch/rosbridge_websocket.launch" if="$(eval rosbridge or rc)"/&gt;</text:p>
      <text:p text:style-name="Standard"/>
      <text:p text:style-name="Standard"><text:s text:c="4"/>&lt;!-- tf2 republisher for web visualization --&gt;</text:p>
      <text:p text:style-name="Standard"><text:s text:c="4"/>&lt;node name="tf2_web_republisher" pkg="tf2_web_republisher" type="tf2_web_republisher" output="screen" if="$(arg rosbridge)"/&gt;</text:p>
      <text:p text:style-name="Standard"/>
      <text:p text:style-name="Standard"><text:s text:c="4"/>&lt;!-- vl53l1x ToF rangefinder --&gt;</text:p>
      <text:p text:style-name="Standard"><text:s text:c="4"/>&lt;node name="rangefinder" pkg="vl53l1x" type="vl53l1x_node" output="screen" if="$(eval rangefinder_vl53l1x and not simulator)"&gt;</text:p>
      <text:p text:style-name="Standard"><text:s text:c="8"/>&lt;param name="frame_id" value="rangefinder"/&gt;</text:p>
      <text:p text:style-name="Standard"><text:s text:c="8"/>&lt;param name="min_signal" value="0.4"/&gt;</text:p>
      <text:p text:style-name="Standard"><text:s text:c="8"/>&lt;param name="pass_statuses" type="yaml" value="[0, 6, 7, 11]"/&gt;</text:p>
      <text:p text:style-name="Standard"><text:s text:c="4"/>&lt;/node&gt;</text:p>
      <text:p text:style-name="Standard"/>
      <text:p text:style-name="Standard"><text:s text:c="4"/>&lt;!-- rangefinder's frame --&gt;</text:p>
      <text:p text:style-name="Standard"><text:s text:c="4"/>&lt;node pkg="tf2_ros" type="static_transform_publisher" name="rangefinder_frame" args="0 0 -0.05 0 1.5707963268 0 base_link rangefinder" if="$(arg rangefinder_vl53l1x)"/&gt;</text:p>
      <text:p text:style-name="Standard"/>
      <text:p text:style-name="Standard"><text:s text:c="4"/>&lt;!-- led strip --&gt;</text:p>
      <text:p text:style-name="Standard"><text:s text:c="4"/>&lt;include file="$(find clover)/launch/led.launch" if="$(arg led)"&gt;</text:p>
      <text:p text:style-name="Standard"><text:s text:c="4"/>&lt;!-- optical flow --&gt;</text:p>
      <text:p text:style-name="Standard"><text:s text:c="4"/>&lt;node pkg="nodelet" type="nodelet" name="optical_flow" args="load clover/optical_flow main_camera_nodelet_manager" if="$(arg optical_flow)" clear_params="true" output="screen" respawn="true"&gt;</text:p>
      <text:p text:style-name="Standard"><text:s text:c="8"/>&lt;remap from="image_raw" to="main_camera/image_raw"/&gt;</text:p>
      <text:p text:style-name="Standard"><text:s text:c="8"/>&lt;remap from="camera_info" to="main_camera/camera_info"/&gt;</text:p>
      <text:p text:style-name="Standard"><text:s text:c="8"/>&lt;param name="calc_flow_gyro" value="true"/&gt;</text:p>
      <text:p text:style-name="Standard"><text:s text:c="8"/>&lt;param name="roi_rad" value="0.8"/&gt;</text:p>
      <text:p text:style-name="Standard"><text:s text:c="8"/>&lt;param name="disable_on_vpe" value="true"/&gt;</text:p>
      <text:p text:style-name="Standard"><text:s text:c="4"/>&lt;/node&gt;</text:p>
      <text:p text:style-name="Standard"/>
      <text:p text:style-name="Standard"><text:s text:c="4"/>&lt;!-- simplified offboard control --&gt;</text:p>
      <text:p text:style-name="Standard"><text:s text:c="4"/>&lt;node name="simple_offboard" pkg="clover" type="simple_offboard" output="screen" clear_params="true"&gt;</text:p>
      <text:p text:style-name="Standard"><text:s text:c="8"/>&lt;param name="reference_frames/main_camera_optical" value="map"/&gt;</text:p>
      <text:p text:style-name="Standard"><text:s text:c="8"/>&lt;param name="terrain_frame_mode" value="range"/&gt;</text:p>
      <text:p text:style-name="Standard"><text:s text:c="4"/>&lt;/node&gt;</text:p>
      <text:p text:style-name="Standard"/>
      <text:p text:style-name="Standard"><text:s text:c="4"/>&lt;!-- main camera --&gt;</text:p>
      <text:p text:style-name="Standard"><text:s text:c="4"/>&lt;include file="$(find clover)/launch/main_camera.launch" if="$(arg main_camera)"&gt;</text:p>
      <text:p text:style-name="Standard"><text:s text:c="8"/>&lt;arg name="simulator" value="$(arg simulator)"/&gt;</text:p>
      <text:p text:style-name="Standard"><text:s text:c="4"/>&lt;/include&gt;</text:p>
      <text:p text:style-name="Standard"/>
      <text:p text:style-name="Standard"><text:s text:c="4"/>&lt;!-- rosbridge --&gt;</text:p>
      <text:p text:style-name="Standard"><text:soft-page-break/><text:s text:c="4"/>&lt;include file="$(find rosbridge_server)/launch/rosbridge_websocket.launch" if="$(eval rosbridge or rc)"/&gt;</text:p>
      <text:p text:style-name="Standard"/>
      <text:p text:style-name="Standard"><text:s text:c="4"/>&lt;!-- tf2 republisher for web visualization --&gt;</text:p>
      <text:p text:style-name="Standard"><text:s text:c="4"/>&lt;node name="tf2_web_republisher" pkg="tf2_web_republisher" type="tf2_web_republisher" output="screen" if="$(arg rosbridge)"/&gt;</text:p>
      <text:p text:style-name="Standard"/>
      <text:p text:style-name="Standard"><text:s text:c="4"/>&lt;!-- vl53l1x ToF rangefinder --&gt;</text:p>
      <text:p text:style-name="Standard"><text:s text:c="4"/>&lt;node name="rangefinder" pkg="vl53l1x" type="vl53l1x_node" output="screen" if="$(eval rangefinder_vl53l1x and not simulator)"&gt;</text:p>
      <text:p text:style-name="Standard"><text:s text:c="8"/>&lt;param name="frame_id" value="rangefinder"/&gt;</text:p>
      <text:p text:style-name="Standard"><text:s text:c="8"/>&lt;param name="min_signal" value="0.4"/&gt;</text:p>
      <text:p text:style-name="Standard"><text:s text:c="8"/>&lt;param name="pass_statuses" type="yaml" value="[0, 6, 7, 11]"/&gt;</text:p>
      <text:p text:style-name="Standard"><text:s text:c="4"/>&lt;/node&gt;</text:p>
      <text:p text:style-name="Standard"/>
      <text:p text:style-name="Standard"><text:s text:c="4"/>&lt;!-- rangefinder's frame --&gt;</text:p>
      <text:p text:style-name="Standard"><text:s text:c="4"/>&lt;node pkg="tf2_ros" type="static_transform_publisher" name="rangefinder_frame" args="0 0 -0.05 0 1.5707963268 0 base_link rangefinder" if="$(arg rangefinder_vl53l1x)"/&gt;</text:p>
      <text:p text:style-name="Standard"/>
      <text:p text:style-name="Standard"><text:s text:c="4"/>&lt;!-- led strip --&gt;</text:p>
      <text:p text:style-name="Standard"><text:s text:c="4"/>&lt;include file="$(find clover)/launch/led.launch" if="$(arg led)"&gt;</text:p>
      <text:p text:style-name="Standard"><text:s text:c="8"/>&lt;arg name="simulator" value="$(arg simulator)"/&gt;</text:p>
      <text:p text:style-name="Standard"><text:s text:c="4"/>&lt;/include&gt;</text:p>
      <text:p text:style-name="Standard"/>
      <text:p text:style-name="Standard"><text:s text:c="4"/>&lt;!-- Clover Blocks --&gt;</text:p>
      <text:p text:style-name="Standard"><text:s text:c="4"/>&lt;node name="clover_blocks" pkg="clover_blocks" type="clover_blocks" output="screen" if="$(arg blocks)"/&gt;</text:p>
      <text:p text:style-name="Standard"/>
      <text:p text:style-name="Standard"><text:s text:c="4"/>&lt;!-- rc backend --&gt;</text:p>
      <text:p text:style-name="Standard"><text:s text:c="4"/>&lt;node name="rc" pkg="clover" type="rc" output="screen" if="$(arg rc)" clear_params="true"&gt;</text:p>
      <text:p text:style-name="Standard"><text:s text:c="8"/>&lt;!-- Send fake GCS heartbeats. Set to "true" for upstream PX4 --&gt;</text:p>
      <text:p text:style-name="Standard"><text:s text:c="8"/>&lt;param name="use_fake_gcs" value="false"/&gt;</text:p>
      <text:p text:style-name="Standard"><text:s text:c="4"/>&lt;/node&gt;</text:p>
      <text:p text:style-name="Standard"/>
      <text:p text:style-name="Standard">&lt;/launch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id <text:s text:c="3"/>length <text:s/>x <text:s text:c="6"/>y <text:s text:c="6"/>z <text:s text:c="6"/>rot_z <text:s text:c="2"/>rot_y <text:s text:c="2"/>rot_x</text:p>
      <text:p text:style-name="Standard">0 <text:s text:c="6"/>0.17 <text:s text:c="3"/>0.0 <text:s text:c="4"/>9.0 <text:s text:c="4"/>0 <text:s text:c="6"/>0 <text:s text:c="6"/>0 <text:s text:c="6"/>0</text:p>
      <text:p text:style-name="Standard">1 <text:s text:c="6"/>0.17 <text:s text:c="3"/>1.0 <text:s text:c="4"/>9.0 <text:s text:c="4"/>0 <text:s text:c="6"/>0 <text:s text:c="6"/>0 <text:s text:c="6"/>0</text:p>
      <text:p text:style-name="Standard">2 <text:s text:c="6"/>0.17 <text:s text:c="3"/>2.0 <text:s text:c="4"/>9.0 <text:s text:c="4"/>0 <text:s text:c="6"/>0 <text:s text:c="6"/>0 <text:s text:c="6"/>0</text:p>
      <text:p text:style-name="Standard">3 <text:s text:c="6"/>0.17 <text:s text:c="3"/>3.0 <text:s text:c="4"/>9.0 <text:s text:c="4"/>0 <text:s text:c="6"/>0 <text:s text:c="6"/>0 <text:s text:c="6"/>0</text:p>
      <text:p text:style-name="Standard">4 <text:s text:c="6"/>0.17 <text:s text:c="3"/>4.0 <text:s text:c="4"/>9.0 <text:s text:c="4"/>0 <text:s text:c="6"/>0 <text:s text:c="6"/>0 <text:s text:c="6"/>0</text:p>
      <text:p text:style-name="Standard"><text:soft-page-break/>5 <text:s text:c="6"/>0.17 <text:s text:c="3"/>5.0 <text:s text:c="4"/>9.0 <text:s text:c="4"/>0 <text:s text:c="6"/>0 <text:s text:c="6"/>0 <text:s text:c="6"/>0</text:p>
      <text:p text:style-name="Standard">6 <text:s text:c="6"/>0.17 <text:s text:c="3"/>6.0 <text:s text:c="4"/>9.0 <text:s text:c="4"/>0 <text:s text:c="6"/>0 <text:s text:c="6"/>0 <text:s text:c="6"/>0</text:p>
      <text:p text:style-name="Standard">7 <text:s text:c="6"/>0.17 <text:s text:c="3"/>7.0 <text:s text:c="4"/>9.0 <text:s text:c="4"/>0 <text:s text:c="6"/>0 <text:s text:c="6"/>0 <text:s text:c="6"/>0</text:p>
      <text:p text:style-name="Standard">8 <text:s text:c="6"/>0.17 <text:s text:c="3"/>8.0 <text:s text:c="4"/>9.0 <text:s text:c="4"/>0 <text:s text:c="6"/>0 <text:s text:c="6"/>0 <text:s text:c="6"/>0</text:p>
      <text:p text:style-name="Standard">9 <text:s text:c="6"/>0.17 <text:s text:c="3"/>9.0 <text:s text:c="4"/>9.0 <text:s text:c="4"/>0 <text:s text:c="6"/>0 <text:s text:c="6"/>0 <text:s text:c="6"/>0</text:p>
      <text:p text:style-name="Standard">10 <text:s text:c="5"/>0.17 <text:s text:c="3"/>0.0 <text:s text:c="4"/>8.0 <text:s text:c="4"/>0 <text:s text:c="6"/>0 <text:s text:c="6"/>0 <text:s text:c="6"/>0</text:p>
      <text:p text:style-name="Standard">11 <text:s text:c="5"/>0.17 <text:s text:c="3"/>1.0 <text:s text:c="4"/>8.0 <text:s text:c="4"/>0 <text:s text:c="6"/>0 <text:s text:c="6"/>0 <text:s text:c="6"/>0</text:p>
      <text:p text:style-name="Standard">12 <text:s text:c="5"/>0.17 <text:s text:c="3"/>2.0 <text:s text:c="4"/>8.0 <text:s text:c="4"/>0 <text:s text:c="6"/>0 <text:s text:c="6"/>0 <text:s text:c="6"/>0</text:p>
      <text:p text:style-name="Standard">13 <text:s text:c="5"/>0.17 <text:s text:c="3"/>3.0 <text:s text:c="4"/>8.0 <text:s text:c="4"/>0 <text:s text:c="6"/>0 <text:s text:c="6"/>0 <text:s text:c="6"/>0</text:p>
      <text:p text:style-name="Standard">14 <text:s text:c="5"/>0.17 <text:s text:c="3"/>4.0 <text:s text:c="4"/>8.0 <text:s text:c="4"/>0 <text:s text:c="6"/>0 <text:s text:c="6"/>0 <text:s text:c="6"/>0</text:p>
      <text:p text:style-name="Standard">15 <text:s text:c="5"/>0.17 <text:s text:c="3"/>5.0 <text:s text:c="4"/>8.0 <text:s text:c="4"/>0 <text:s text:c="6"/>0 <text:s text:c="6"/>0 <text:s text:c="6"/>0</text:p>
      <text:p text:style-name="Standard">16 <text:s text:c="5"/>0.17 <text:s text:c="3"/>6.0 <text:s text:c="4"/>8.0 <text:s text:c="4"/>0 <text:s text:c="6"/>0 <text:s text:c="6"/>0 <text:s text:c="6"/>0</text:p>
      <text:p text:style-name="Standard">#17 <text:s text:c="4"/>0.33 <text:s text:c="3"/>7.0 <text:s text:c="4"/>8.0 <text:s text:c="4"/>0 <text:s text:c="6"/>0 <text:s text:c="6"/>0 <text:s text:c="6"/>0 <text:s text:c="6"/></text:p>
      <text:p text:style-name="Standard">18 <text:s text:c="5"/>0.33 <text:s text:c="3"/>8.0 <text:s text:c="4"/>8.0 <text:s text:c="4"/>0 <text:s text:c="6"/>0 <text:s text:c="6"/>0 <text:s text:c="6"/>0</text:p>
      <text:p text:style-name="Standard">19 <text:s text:c="5"/>0.33 <text:s text:c="3"/>9.0 <text:s text:c="4"/>8.0 <text:s text:c="4"/>0 <text:s text:c="6"/>0 <text:s text:c="6"/>0 <text:s text:c="6"/>0</text:p>
      <text:p text:style-name="Standard">20 <text:s text:c="5"/>0.33 <text:s text:c="3"/>0.0 <text:s text:c="4"/>7.0 <text:s text:c="4"/>0 <text:s text:c="6"/>0 <text:s text:c="6"/>0 <text:s text:c="6"/>0</text:p>
      <text:p text:style-name="Standard">21 <text:s text:c="5"/>0.33 <text:s text:c="3"/>1.0 <text:s text:c="4"/>7.0 <text:s text:c="4"/>0 <text:s text:c="6"/>0 <text:s text:c="6"/>0 <text:s text:c="6"/>0</text:p>
      <text:p text:style-name="Standard">22 <text:s text:c="5"/>0.33 <text:s text:c="3"/>2.0 <text:s text:c="4"/>7.0 <text:s text:c="4"/>0 <text:s text:c="6"/>0 <text:s text:c="6"/>0 <text:s text:c="6"/>0</text:p>
      <text:p text:style-name="Standard">23 <text:s text:c="5"/>0.33 <text:s text:c="3"/>3.0 <text:s text:c="4"/>7.0 <text:s text:c="4"/>0 <text:s text:c="6"/>0 <text:s text:c="6"/>0 <text:s text:c="6"/>0</text:p>
      <text:p text:style-name="Standard">24 <text:s text:c="5"/>0.33 <text:s text:c="3"/>4.0 <text:s text:c="4"/>7.0 <text:s text:c="4"/>0 <text:s text:c="6"/>0 <text:s text:c="6"/>0 <text:s text:c="6"/>0</text:p>
      <text:p text:style-name="Standard">25 <text:s text:c="5"/>0.33 <text:s text:c="3"/>5.0 <text:s text:c="4"/>7.0 <text:s text:c="4"/>0 <text:s text:c="6"/>0 <text:s text:c="6"/>0 <text:s text:c="6"/>0</text:p>
      <text:p text:style-name="Standard">26 <text:s text:c="5"/>0.33 <text:s text:c="3"/>6.0 <text:s text:c="4"/>7.0 <text:s text:c="4"/>0 <text:s text:c="6"/>0 <text:s text:c="6"/>0 <text:s text:c="6"/>0</text:p>
      <text:p text:style-name="Standard">27 <text:s text:c="5"/>0.33 <text:s text:c="3"/>7.0 <text:s text:c="4"/>7.0 <text:s text:c="4"/>0 <text:s text:c="6"/>0 <text:s text:c="6"/>0 <text:s text:c="6"/>0</text:p>
      <text:p text:style-name="Standard">28 <text:s text:c="5"/>0.33 <text:s text:c="3"/>8.0 <text:s text:c="4"/>7.0 <text:s text:c="4"/>0 <text:s text:c="6"/>0 <text:s text:c="6"/>0 <text:s text:c="6"/>0</text:p>
      <text:p text:style-name="Standard">29 <text:s text:c="5"/>0.33 <text:s text:c="3"/>9.0 <text:s text:c="4"/>7.0 <text:s text:c="4"/>0 <text:s text:c="6"/>0 <text:s text:c="6"/>0 <text:s text:c="6"/>0</text:p>
      <text:p text:style-name="Standard">30 <text:s text:c="5"/>0.33 <text:s text:c="3"/>0.0 <text:s text:c="4"/>6.0 <text:s text:c="4"/>0 <text:s text:c="6"/>0 <text:s text:c="6"/>0 <text:s text:c="6"/>0</text:p>
      <text:p text:style-name="Standard">31 <text:s text:c="5"/>0.33 <text:s text:c="3"/>1.0 <text:s text:c="4"/>6.0 <text:s text:c="4"/>0 <text:s text:c="6"/>0 <text:s text:c="6"/>0 <text:s text:c="6"/>0</text:p>
      <text:p text:style-name="Standard">32 <text:s text:c="5"/>0.33 <text:s text:c="3"/>2.0 <text:s text:c="4"/>6.0 <text:s text:c="4"/>0 <text:s text:c="6"/>0 <text:s text:c="6"/>0 <text:s text:c="6"/>0</text:p>
      <text:p text:style-name="Standard">33 <text:s text:c="5"/>0.33 <text:s text:c="3"/>3.0 <text:s text:c="4"/>6.0 <text:s text:c="4"/>0 <text:s text:c="6"/>0 <text:s text:c="6"/>0 <text:s text:c="6"/>0</text:p>
      <text:p text:style-name="Standard">34 <text:s text:c="5"/>0.33 <text:s text:c="3"/>4.0 <text:s text:c="4"/>6.0 <text:s text:c="4"/>0 <text:s text:c="6"/>0 <text:s text:c="6"/>0 <text:s text:c="6"/>0</text:p>
      <text:p text:style-name="Standard">35 <text:s text:c="5"/>0.33 <text:s text:c="3"/>5.0 <text:s text:c="4"/>6.0 <text:s text:c="4"/>0 <text:s text:c="6"/>0 <text:s text:c="6"/>0 <text:s text:c="6"/>0</text:p>
      <text:p text:style-name="Standard">36 <text:s text:c="5"/>0.33 <text:s text:c="3"/>6.0 <text:s text:c="4"/>6.0 <text:s text:c="4"/>0 <text:s text:c="6"/>0 <text:s text:c="6"/>0 <text:s text:c="6"/>0</text:p>
      <text:p text:style-name="Standard">37 <text:s text:c="5"/>0.33 <text:s text:c="3"/>7.0 <text:s text:c="4"/>6.0 <text:s text:c="4"/>0 <text:s text:c="6"/>0 <text:s text:c="6"/>0 <text:s text:c="6"/>0</text:p>
      <text:p text:style-name="Standard">38 <text:s text:c="5"/>0.33 <text:s text:c="3"/>8.0 <text:s text:c="4"/>6.0 <text:s text:c="4"/>0 <text:s text:c="6"/>0 <text:s text:c="6"/>0 <text:s text:c="6"/>0</text:p>
      <text:p text:style-name="Standard">39 <text:s text:c="5"/>0.33 <text:s text:c="3"/>9.0 <text:s text:c="4"/>6.0 <text:s text:c="4"/>0 <text:s text:c="6"/>0 <text:s text:c="6"/>0 <text:s text:c="6"/>0</text:p>
      <text:p text:style-name="Standard">40 <text:s text:c="5"/>0.33 <text:s text:c="3"/>0.0 <text:s text:c="4"/>5.0 <text:s text:c="4"/>0 <text:s text:c="6"/>0 <text:s text:c="6"/>0 <text:s text:c="6"/>0</text:p>
      <text:p text:style-name="Standard">41 <text:s text:c="5"/>0.33 <text:s text:c="3"/>1.0 <text:s text:c="4"/>5.0 <text:s text:c="4"/>0 <text:s text:c="6"/>0 <text:s text:c="6"/>0 <text:s text:c="6"/>0</text:p>
      <text:p text:style-name="Standard">42 <text:s text:c="5"/>0.33 <text:s text:c="3"/>2.0 <text:s text:c="4"/>5.0 <text:s text:c="4"/>0 <text:s text:c="6"/>0 <text:s text:c="6"/>0 <text:s text:c="6"/>0</text:p>
      <text:p text:style-name="Standard">43 <text:s text:c="5"/>0.33 <text:s text:c="3"/>3.0 <text:s text:c="4"/>5.0 <text:s text:c="4"/>0 <text:s text:c="6"/>0 <text:s text:c="6"/>0 <text:s text:c="6"/>0</text:p>
      <text:p text:style-name="Standard">44 <text:s text:c="5"/>0.33 <text:s text:c="3"/>4.0 <text:s text:c="4"/>5.0 <text:s text:c="4"/>0 <text:s text:c="6"/>0 <text:s text:c="6"/>0 <text:s text:c="6"/>0</text:p>
      <text:p text:style-name="Standard">45 <text:s text:c="5"/>0.33 <text:s text:c="3"/>5.0 <text:s text:c="4"/>5.0 <text:s text:c="4"/>0 <text:s text:c="6"/>0 <text:s text:c="6"/>0 <text:s text:c="6"/>0</text:p>
      <text:p text:style-name="Standard">46 <text:s text:c="5"/>0.33 <text:s text:c="3"/>6.0 <text:s text:c="4"/>5.0 <text:s text:c="4"/>0 <text:s text:c="6"/>0 <text:s text:c="6"/>0 <text:s text:c="6"/>0</text:p>
      <text:p text:style-name="Standard">47 <text:s text:c="5"/>0.33 <text:s text:c="3"/>7.0 <text:s text:c="4"/>5.0 <text:s text:c="4"/>0 <text:s text:c="6"/>0 <text:s text:c="6"/>0 <text:s text:c="6"/>0</text:p>
      <text:p text:style-name="Standard">48 <text:s text:c="5"/>0.33 <text:s text:c="3"/>8.0 <text:s text:c="4"/>5.0 <text:s text:c="4"/>0 <text:s text:c="6"/>0 <text:s text:c="6"/>0 <text:s text:c="6"/>0</text:p>
      <text:p text:style-name="Standard">49 <text:s text:c="5"/>0.33 <text:s text:c="3"/>9.0 <text:s text:c="4"/>5.0 <text:s text:c="4"/>0 <text:s text:c="6"/>0 <text:s text:c="6"/>0 <text:s text:c="6"/>0</text:p>
      <text:p text:style-name="Standard">50 <text:s text:c="5"/>0.33 <text:s text:c="3"/>0.0 <text:s text:c="4"/>4.0 <text:s text:c="4"/>0 <text:s text:c="6"/>0 <text:s text:c="6"/>0 <text:s text:c="6"/>0</text:p>
      <text:p text:style-name="Standard">51 <text:s text:c="5"/>0.33 <text:s text:c="3"/>1.0 <text:s text:c="4"/>4.0 <text:s text:c="4"/>0 <text:s text:c="6"/>0 <text:s text:c="6"/>0 <text:s text:c="6"/>0</text:p>
      <text:p text:style-name="Standard">52 <text:s text:c="5"/>0.33 <text:s text:c="3"/>2.0 <text:s text:c="4"/>4.0 <text:s text:c="4"/>0 <text:s text:c="6"/>0 <text:s text:c="6"/>0 <text:s text:c="6"/>0</text:p>
      <text:p text:style-name="Standard">53 <text:s text:c="5"/>0.33 <text:s text:c="3"/>3.0 <text:s text:c="4"/>4.0 <text:s text:c="4"/>0 <text:s text:c="6"/>0 <text:s text:c="6"/>0 <text:s text:c="6"/>0</text:p>
      <text:p text:style-name="Standard">54 <text:s text:c="5"/>0.33 <text:s text:c="3"/>4.0 <text:s text:c="4"/>4.0 <text:s text:c="4"/>0 <text:s text:c="6"/>0 <text:s text:c="6"/>0 <text:s text:c="6"/>0</text:p>
      <text:p text:style-name="Standard">55 <text:s text:c="5"/>0.33 <text:s text:c="3"/>5.0 <text:s text:c="4"/>4.0 <text:s text:c="4"/>0 <text:s text:c="6"/>0 <text:s text:c="6"/>0 <text:s text:c="6"/>0</text:p>
      <text:p text:style-name="Standard">56 <text:s text:c="5"/>0.33 <text:s text:c="3"/>6.0 <text:s text:c="4"/>4.0 <text:s text:c="4"/>0 <text:s text:c="6"/>0 <text:s text:c="6"/>0 <text:s text:c="6"/>0</text:p>
      <text:p text:style-name="Standard"><text:soft-page-break/>57 <text:s text:c="5"/>0.33 <text:s text:c="3"/>7.0 <text:s text:c="4"/>4.0 <text:s text:c="4"/>0 <text:s text:c="6"/>0 <text:s text:c="6"/>0 <text:s text:c="6"/>0</text:p>
      <text:p text:style-name="Standard">58 <text:s text:c="5"/>0.33 <text:s text:c="3"/>8.0 <text:s text:c="4"/>4.0 <text:s text:c="4"/>0 <text:s text:c="6"/>0 <text:s text:c="6"/>0 <text:s text:c="6"/>0</text:p>
      <text:p text:style-name="Standard">59 <text:s text:c="5"/>0.33 <text:s text:c="3"/>9.0 <text:s text:c="4"/>4.0 <text:s text:c="4"/>0 <text:s text:c="6"/>0 <text:s text:c="6"/>0 <text:s text:c="6"/>0</text:p>
      <text:p text:style-name="Standard">60 <text:s text:c="5"/>0.33 <text:s text:c="3"/>0.0 <text:s text:c="4"/>3.0 <text:s text:c="4"/>0 <text:s text:c="6"/>0 <text:s text:c="6"/>0 <text:s text:c="6"/>0</text:p>
      <text:p text:style-name="Standard">61 <text:s text:c="5"/>0.33 <text:s text:c="3"/>1.0 <text:s text:c="4"/>3.0 <text:s text:c="4"/>0 <text:s text:c="6"/>0 <text:s text:c="6"/>0 <text:s text:c="6"/>0</text:p>
      <text:p text:style-name="Standard">62 <text:s text:c="5"/>0.33 <text:s text:c="3"/>2.0 <text:s text:c="4"/>3.0 <text:s text:c="4"/>0 <text:s text:c="6"/>0 <text:s text:c="6"/>0 <text:s text:c="6"/>0</text:p>
      <text:p text:style-name="Standard">63 <text:s text:c="5"/>0.33 <text:s text:c="3"/>3.0 <text:s text:c="4"/>3.0 <text:s text:c="4"/>0 <text:s text:c="6"/>0 <text:s text:c="6"/>0 <text:s text:c="6"/>0</text:p>
      <text:p text:style-name="Standard">64 <text:s text:c="5"/>0.33 <text:s text:c="3"/>4.0 <text:s text:c="4"/>3.0 <text:s text:c="4"/>0 <text:s text:c="6"/>0 <text:s text:c="6"/>0 <text:s text:c="6"/>0</text:p>
      <text:p text:style-name="Standard">65 <text:s text:c="5"/>0.33 <text:s text:c="3"/>5.0 <text:s text:c="4"/>3.0 <text:s text:c="4"/>0 <text:s text:c="6"/>0 <text:s text:c="6"/>0 <text:s text:c="6"/>0</text:p>
      <text:p text:style-name="Standard">66 <text:s text:c="5"/>0.33 <text:s text:c="3"/>6.0 <text:s text:c="4"/>3.0 <text:s text:c="4"/>0 <text:s text:c="6"/>0 <text:s text:c="6"/>0 <text:s text:c="6"/>0</text:p>
      <text:p text:style-name="Standard"/>
      <text:p text:style-name="Standard"/>
      <text:p text:style-name="P2">roslaunch uavlab411 uavlab411.launch </text:p>
      <text:p text:style-name="Standard">... logging to /home/pi/.ros/log/792a8b98-43b2-11f0-a8a8-2b12151fa624/roslaunch-clover-5265-4924.log</text:p>
      <text:p text:style-name="Standard">Checking log directory for disk usage. This may take a while.</text:p>
      <text:p text:style-name="Standard">Press Ctrl-C to interrupt</text:p>
      <text:p text:style-name="Standard">Done checking log file disk usage. Usage is &lt;1GB.</text:p>
      <text:p text:style-name="Standard"/>
      <text:p text:style-name="Standard">started roslaunch server http://clover-5265:37557/</text:p>
      <text:p text:style-name="Standard"/>
      <text:p text:style-name="Standard">SUMMARY</text:p>
      <text:p text:style-name="Standard">========</text:p>
      <text:p text:style-name="Standard"/>
      <text:p text:style-name="Standard">PARAMETERS</text:p>
      <text:p text:style-name="Standard"><text:s/>* /aruco/dictionary: DICT_4X4_50</text:p>
      <text:p text:style-name="Standard"><text:s/>* /aruco/marker_size: 0.17</text:p>
      <text:p text:style-name="Standard"><text:s/>* /aruco/max_distance: 3.0</text:p>
      <text:p text:style-name="Standard"><text:s/>* /aruco/max_retries: 3</text:p>
      <text:p text:style-name="Standard"><text:s/>* /aruco/max_size: 0.2</text:p>
      <text:p text:style-name="Standard"><text:s/>* /aruco/min_confidence: 0.7</text:p>
      <text:p text:style-name="Standard"><text:s/>* /aruco/min_quality: 0.7</text:p>
      <text:p text:style-name="Standard"><text:s/>* /aruco/min_size: 0.05</text:p>
      <text:p text:style-name="Standard"><text:s/>* /aruco/occlusion_timeout: 1.0</text:p>
      <text:p text:style-name="Standard"><text:s/>* /aruco/prediction_timeout: 0.2</text:p>
      <text:p text:style-name="Standard"><text:s/>* /aruco/quality_timeout: 0.5</text:p>
      <text:p text:style-name="Standard"><text:s/>* /aruco/timeout: 0.5</text:p>
      <text:p text:style-name="Standard"><text:s/>* /clover/max_acceleration: 0.5</text:p>
      <text:p text:style-name="Standard"><text:s/>* /clover/max_velocity: 1.0</text:p>
      <text:p text:style-name="Standard"><text:s/>* /clover/max_yaw_rate: 1.0</text:p>
      <text:p text:style-name="Standard"><text:s/>* /clover/pos_d: [0.0, 0.0, 0.0]</text:p>
      <text:p text:style-name="Standard"><text:s/>* /clover/pos_i: [0.0, 0.0, 0.0]</text:p>
      <text:p text:style-name="Standard"><text:s/>* /clover/pos_p: [1.0, 1.0, 1.0]</text:p>
      <text:p text:style-name="Standard"><text:s/>* /clover/vel_d: [0.0, 0.0, 0.0]</text:p>
      <text:p text:style-name="Standard"><text:s/>* /clover/vel_i: [0.0, 0.0, 0.0]</text:p>
      <text:p text:style-name="Standard"><text:s/>* /clover/vel_p: [1.0, 1.0, 1.0]</text:p>
      <text:p text:style-name="Standard"><text:s/>* /clover/yaw_d: 0.0</text:p>
      <text:p text:style-name="Standard"><text:s/>* /clover/yaw_i: 0.0</text:p>
      <text:p text:style-name="Standard"><text:s/>* /clover/yaw_p: 1.0</text:p>
      <text:p text:style-name="Standard"><text:s/>* /kalman/Q_scale: 0.01</text:p>
      <text:p text:style-name="Standard"><text:s/>* /kalman/R_aruco_scale: 0.01</text:p>
      <text:p text:style-name="Standard"><text:s/>* /kalman/R_flow_scale: 0.1</text:p>
      <text:p text:style-name="Standard"><text:s/>* /localization_node/aruco/marker_timeout: 10.0</text:p>
      <text:p text:style-name="Standard"><text:s/>* /localization_node/aruco/max_distance: 3.0</text:p>
      <text:p text:style-name="Standard"><text:s/>* /localization_node/aruco/max_size: 0.2</text:p>
      <text:p text:style-name="Standard"><text:s/>* /localization_node/aruco/min_quality: 0.7</text:p>
      <text:p text:style-name="Standard"><text:s/>* /localization_node/aruco/min_size: 0.05</text:p>
      <text:p text:style-name="Standard"><text:s/>* /localization_node/aruco/timeout: 0.5</text:p>
      <text:p text:style-name="Standard"><text:s/>* /localization_node/optical_flow/timeout: 2.0</text:p>
      <text:p text:style-name="Standard"><text:s/>* /navigation/approach_distance: 0.3</text:p>
      <text:p text:style-name="Standard"><text:s/>* /navigation/approach_speed: 0.2</text:p>
      <text:p text:style-name="Standard"><text:s/>* /navigation/hover_height: 0.5</text:p>
      <text:p text:style-name="Standard"><text:s/>* /navigation/hover_time: 2.0</text:p>
      <text:p text:style-name="Standard"><text:s/>* /navigation/marker_1/approach_distance: 0.3</text:p>
      <text:p text:style-name="Standard"><text:soft-page-break/><text:s/>* /navigation/marker_1/approach_velocity: 0.2</text:p>
      <text:p text:style-name="Standard"><text:s/>* /navigation/marker_1/hover_height: 0.5</text:p>
      <text:p text:style-name="Standard"><text:s/>* /navigation/marker_1/is_landing: False</text:p>
      <text:p text:style-name="Standard"><text:s/>* /navigation/marker_1/position: [0.0, 0.0, 0.0]</text:p>
      <text:p text:style-name="Standard"><text:s/>* /navigation/marker_2/approach_distance: 0.3</text:p>
      <text:p text:style-name="Standard"><text:s/>* /navigation/marker_2/approach_velocity: 0.2</text:p>
      <text:p text:style-name="Standard"><text:s/>* /navigation/marker_2/hover_height: 0.5</text:p>
      <text:p text:style-name="Standard"><text:s/>* /navigation/marker_2/is_landing: False</text:p>
      <text:p text:style-name="Standard"><text:s/>* /navigation/marker_2/position: [1.0, 0.0, 0.0]</text:p>
      <text:p text:style-name="Standard"><text:s/>* /navigation/marker_3/approach_distance: 0.3</text:p>
      <text:p text:style-name="Standard"><text:s/>* /navigation/marker_3/approach_velocity: 0.2</text:p>
      <text:p text:style-name="Standard"><text:s/>* /navigation/marker_3/hover_height: 0.5</text:p>
      <text:p text:style-name="Standard"><text:s/>* /navigation/marker_3/is_landing: False</text:p>
      <text:p text:style-name="Standard"><text:s/>* /navigation/marker_3/position: [1.0, 1.0, 0.0]</text:p>
      <text:p text:style-name="Standard"><text:s/>* /navigation/marker_4/approach_distance: 0.3</text:p>
      <text:p text:style-name="Standard"><text:s/>* /navigation/marker_4/approach_velocity: 0.15</text:p>
      <text:p text:style-name="Standard"><text:s/>* /navigation/marker_4/hover_height: 0.5</text:p>
      <text:p text:style-name="Standard"><text:s/>* /navigation/marker_4/is_landing: True</text:p>
      <text:p text:style-name="Standard"><text:s/>* /navigation/marker_4/position: [0.0, 1.0, 0.0]</text:p>
      <text:p text:style-name="Standard"><text:s/>* /navigation/marker_directions: [0.0, 1.5708, 3.1...</text:p>
      <text:p text:style-name="Standard"><text:s/>* /navigation/marker_ids: [1, 2, 3, 4]</text:p>
      <text:p text:style-name="Standard"><text:s/>* /navigation/max_approach_velocity: 0.5</text:p>
      <text:p text:style-name="Standard"><text:s/>* /navigation/max_waypoint_distance: 2.0</text:p>
      <text:p text:style-name="Standard"><text:s/>* /navigation/min_approach_distance: 0.5</text:p>
      <text:p text:style-name="Standard"><text:s/>* /navigation/route/end_marker_id: 4</text:p>
      <text:p text:style-name="Standard"><text:s/>* /navigation/route/marker_sequence: [1, 2, 3, 4]</text:p>
      <text:p text:style-name="Standard"><text:s/>* /navigation/route/search_height: 0.8</text:p>
      <text:p text:style-name="Standard"><text:s/>* /navigation/route/search_radius: 1.0</text:p>
      <text:p text:style-name="Standard"><text:s/>* /navigation/route/search_timeout: 10.0</text:p>
      <text:p text:style-name="Standard"><text:s/>* /navigation/route/start_marker_id: 1</text:p>
      <text:p text:style-name="Standard"><text:s/>* /navigation/route/takeoff_height: 0.5</text:p>
      <text:p text:style-name="Standard"><text:s/>* /navigation/trajectory_smoothing_factor: 0.3</text:p>
      <text:p text:style-name="Standard"><text:s/>* /navigation/waypoint_tolerance: 0.1</text:p>
      <text:p text:style-name="Standard"><text:s/>* /offboard_node/marker_timeout: 5.0</text:p>
      <text:p text:style-name="Standard"><text:s/>* /offboard_node/navigation/approach_distance: 0.3</text:p>
      <text:p text:style-name="Standard"><text:s/>* /offboard_node/navigation/approach_speed: 0.2</text:p>
      <text:p text:style-name="Standard"><text:s/>* /offboard_node/navigation/hover_height: 0.5</text:p>
      <text:p text:style-name="Standard"><text:s/>* /offboard_node/navigation/hover_time: 2.0</text:p>
      <text:p text:style-name="Standard"><text:s/>* /offboard_node/position_threshold: 0.1</text:p>
      <text:p text:style-name="Standard"><text:s/>* /optical_flow/max_flow_rate: 2.0</text:p>
      <text:p text:style-name="Standard"><text:s/>* /optical_flow/quality_min: 50</text:p>
      <text:p text:style-name="Standard"><text:s/>* /optical_flow/timeout: 2.0</text:p>
      <text:p text:style-name="Standard"><text:s/>* /rangefinder/max_range: 8.0</text:p>
      <text:p text:style-name="Standard"><text:s/>* /rangefinder/min_range: 0.02</text:p>
      <text:p text:style-name="Standard"><text:s/>* /rangefinder/timeout: 1.0</text:p>
      <text:p text:style-name="Standard"><text:s/>* /rangefinder/update_rate: 10.0</text:p>
      <text:p text:style-name="Standard"><text:s/>* /raspicam/framerate: 15</text:p>
      <text:p text:style-name="Standard"><text:s/>* /raspicam/height: 720</text:p>
      <text:p text:style-name="Standard"><text:s/>* /raspicam/width: 1280</text:p>
      <text:p text:style-name="Standard"><text:s/>* /rosdistro: noetic</text:p>
      <text:p text:style-name="Standard"><text:s/>* /rosversion: 1.15.9</text:p>
      <text:p text:style-name="Standard"><text:s/>* /safety/emergency_land_velocity: 0.3</text:p>
      <text:p text:style-name="Standard"><text:soft-page-break/><text:s/>* /safety/low_battery_land_velocity: 0.2</text:p>
      <text:p text:style-name="Standard"><text:s/>* /safety/max_tilt_angle: 0.5</text:p>
      <text:p text:style-name="Standard"><text:s/>* /safety/max_velocity: 1.0</text:p>
      <text:p text:style-name="Standard"><text:s/>* /safety/min_battery_voltage: 10.5</text:p>
      <text:p text:style-name="Standard"/>
      <text:p text:style-name="Standard">NODES</text:p>
      <text:p text:style-name="Standard"><text:s text:c="2"/>/</text:p>
      <text:p text:style-name="Standard"><text:s text:c="4"/>localization_node (uavlab411/localization_node)</text:p>
      <text:p text:style-name="Standard"><text:s text:c="4"/>offboard_node (uavlab411/offboard_node)</text:p>
      <text:p text:style-name="Standard"><text:s text:c="4"/>raspicam (raspicam/raspicam_node)</text:p>
      <text:p text:style-name="Standard"/>
      <text:p text:style-name="Standard">ROS_MASTER_URI=http://localhost:11311</text:p>
      <text:p text:style-name="Standard"/>
      <text:p text:style-name="Standard">process[localization_node-1]: started with pid [4941]</text:p>
      <text:p text:style-name="Standard">process[offboard_node-2]: started with pid [4942]</text:p>
      <text:p text:style-name="Standard">ERROR: cannot launch node of type [raspicam/raspicam_node]: raspicam</text:p>
      <text:p text:style-name="Standard">ROS path [0]=/opt/ros/noetic/share/ros</text:p>
      <text:p text:style-name="Standard">ROS path [1]=/home/pi/UAV_ROS_CORE_20242/src</text:p>
      <text:p text:style-name="Standard">ROS path [2]=/home/pi/catkin_ws/src</text:p>
      <text:p text:style-name="Standard">ROS path [3]=/opt/ros/noetic/share</text:p>
      <text:p text:style-name="Standard">[ERROR] [1749310127.705219560]: No marker_ids provided in clover_params.yaml, cannot proceed!</text:p>
      <text:p text:style-name="Standard">terminate called after throwing an instance of 'ros::ConflictingSubscriptionException'</text:p>
      <text:p text:style-name="Standard"><text:s text:c="2"/>what(): <text:s/>Tried to subscribe to a topic with the same name but different md5sum as a topic that was already subscribed [std_msgs/String/992ce8a1687cec8c8bd883ec73ca41d1 vs. mavros_msgs/State/65cd0a9fff993b062b91e354554ec7e9]</text:p>
      <text:p text:style-name="Standard">[offboard_node-2] process has died [pid 4942, exit code -6, cmd /home/pi/UAV_ROS_CORE_20242/devel/lib/uavlab411/offboard_node __name:=offboard_node __log:=/home/pi/.ros/log/792a8b98-43b2-11f0-a8a8-2b12151fa624/offboard_node-2.log].</text:p>
      <text:p text:style-name="Standard">log file: /home/pi/.ros/log/792a8b98-43b2-11f0-a8a8-2b12151fa624/offboard_node-2*.log</text:p>
      <text:p text:style-name="Standard">[localization_node-1] process has died [pid 4941, exit code 1, cmd /home/pi/UAV_ROS_CORE_20242/devel/lib/uavlab411/localization_node __name:=localization_node __log:=/home/pi/.ros/log/792a8b98-43b2-11f0-a8a8-2b12151fa624/localization_node-1.log].</text:p>
      <text:p text:style-name="Standard">log file: /home/pi/.ros/log/792a8b98-43b2-11f0-a8a8-2b12151fa624/localization_node-1*.log</text:p>
      <text:p text:style-name="Standard">all processes on machine have died, roslaunch will exit</text:p>
      <text:p text:style-name="Standard">shutting down processing monitor...</text:p>
      <text:p text:style-name="Standard">... shutting down processing monitor complete</text:p>
      <text:p text:style-name="Standard">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28:04.430131511</meta:creation-date>
    <dc:date>2025-07-03T17:41:32.328720055</dc:date>
    <meta:editing-duration>PT3H25M7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22" meta:paragraph-count="850" meta:word-count="3047" meta:character-count="33900" meta:non-whitespace-character-count="27370"/>
  </office:meta>
</office:document-meta>
</file>